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95e07" officeooo:paragraph-rsid="00095e07"/>
    </style:style>
    <style:style style:name="P2" style:family="paragraph" style:parent-style-name="Standard">
      <style:text-properties officeooo:rsid="000a03c8" officeooo:paragraph-rsid="000a03c8"/>
    </style:style>
    <style:style style:name="P3" style:family="paragraph" style:parent-style-name="Standard">
      <style:text-properties officeooo:rsid="000ccf74" officeooo:paragraph-rsid="000ccf74"/>
    </style:style>
    <style:style style:name="P4" style:family="paragraph" style:parent-style-name="Standard">
      <style:text-properties officeooo:rsid="000e862d" officeooo:paragraph-rsid="000e862d"/>
    </style:style>
    <style:style style:name="P5" style:family="paragraph" style:parent-style-name="Standard">
      <style:text-properties officeooo:rsid="000f8a20" officeooo:paragraph-rsid="000f8a2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fo:font-style="italic" style:font-size-asian="10pt" style:font-style-asian="italic"/>
    </style:style>
    <style:style style:name="T4" style:family="text">
      <style:text-properties fo:color="#0000c0" style:font-name="Consolas" fo:font-size="10pt" style:font-size-asian="10pt"/>
    </style:style>
    <style:style style:name="T5" style:family="text">
      <style:text-properties fo:color="#0000c0" style:font-name="Consolas" fo:font-size="10pt" fo:font-style="italic" style:font-size-asian="10pt" style:font-style-asian="italic"/>
    </style:style>
    <style:style style:name="T6" style:family="text">
      <style:text-properties fo:color="#3f7f5f" style:font-name="Consolas" fo:font-size="10pt" style:font-size-asian="10pt"/>
    </style:style>
    <style:style style:name="T7" style:family="text">
      <style:text-properties fo:color="#2a00ff" style:font-name="Consolas" fo:font-size="10pt" style:font-size-asian="10pt"/>
    </style:style>
    <style:style style:name="T8" style:family="text">
      <style:text-properties fo:color="#646464" style:font-name="Consolas" fo:font-size="10pt" style:font-size-asian="10pt"/>
    </style:style>
    <style:style style:name="T9" style:family="text">
      <style:text-properties fo:color="#7f9fbf" style:font-name="Consolas" fo:font-size="10pt" fo:font-weight="bold" style:font-size-asian="10pt" style:font-weight-asian="bold"/>
    </style:style>
    <style:style style:name="T10" style:family="text">
      <style:text-properties officeooo:rsid="00115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inActivity.java</text:h>
      <text:p text:style-name="P1"/>
      <text:p text:style-name="P1"><text:span text:style-name="T1">package</text:span><text:span text:style-name="T2"> com.nyanko.andengineontour;</text:span></text:p>
      <text:p text:style-name="P7"/>
      <text:p text:style-name="P6"><text:span text:style-name="T1">import</text:span><text:span text:style-name="T2"> java.io.BufferedReader;</text:span></text:p>
      <text:p text:style-name="P6"><text:span text:style-name="T1">import</text:span><text:span text:style-name="T2"> java.io.IOException;</text:span></text:p>
      <text:p text:style-name="P6"><text:span text:style-name="T1">import</text:span><text:span text:style-name="T2"> java.io.InputStream;</text:span></text:p>
      <text:p text:style-name="P6"><text:span text:style-name="T1">import</text:span><text:span text:style-name="T2"> java.io.InputStreamReader;</text:span></text:p>
      <text:p text:style-name="P7"/>
      <text:p text:style-name="P6"><text:span text:style-name="T1">import</text:span><text:span text:style-name="T2"> org.andengine.engine.camera.Camera;</text:span></text:p>
      <text:p text:style-name="P6"><text:span text:style-name="T1">import</text:span><text:span text:style-name="T2"> org.andengine.engine.options.EngineOptions;</text:span></text:p>
      <text:p text:style-name="P6"><text:span text:style-name="T1">import</text:span><text:span text:style-name="T2"> org.andengine.engine.options.ScreenOrientation;</text:span></text:p>
      <text:p text:style-name="P6"><text:span text:style-name="T1">import</text:span><text:span text:style-name="T2"> org.andengine.engine.options.resolutionpolicy.RatioResolutionPolicy;</text:span></text:p>
      <text:p text:style-name="P6"><text:span text:style-name="T1">import</text:span><text:span text:style-name="T2"> org.andengine.entity.scene.Scene;</text:span></text:p>
      <text:p text:style-name="P6"><text:span text:style-name="T1">import</text:span><text:span text:style-name="T2"> org.andengine.opengl.util.GLState;</text:span></text:p>
      <text:p text:style-name="P6"><text:span text:style-name="T1">import</text:span><text:span text:style-name="T2"> org.andengine.ui.activity.*;</text:span></text:p>
      <text:p text:style-name="P7"/>
      <text:p text:style-name="P6"><text:span text:style-name="T1">import</text:span><text:span text:style-name="T2"> android.content.res.AssetManager;</text:span></text:p>
      <text:p text:style-name="P6"><text:span text:style-name="T1">import</text:span><text:span text:style-name="T2"> android.opengl.GLES20;</text:span></text:p>
      <text:p text:style-name="P6"><text:span text:style-name="T1">import</text:span><text:span text:style-name="T2"> android.opengl.Matrix;</text:span></text:p>
      <text:p text:style-name="P6"><text:span text:style-name="T1">import</text:span><text:span text:style-name="T2"> android.util.Log;</text:span></text:p>
      <text:p text:style-name="P7"/>
      <text:p text:style-name="P6"><text:span text:style-name="T1">public</text:span><text:span text:style-name="T2"> </text:span><text:span text:style-name="T1">class</text:span><text:span text:style-name="T2"> MainActivity </text:span><text:span text:style-name="T1">extends</text:span><text:span text:style-name="T2"> BaseGameActivity {</text:span></text:p>
      <text:p text:style-name="P6"><text:span text:style-name="T2"><text:tab/></text:span><text:span text:style-name="T1">private</text:span><text:span text:style-name="T2"> Scene </text:span><text:span text:style-name="T4">mScene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final</text:span><text:span text:style-name="T2"> </text:span><text:span text:style-name="T1">int</text:span><text:span text:style-name="T2"> </text:span><text:span text:style-name="T5">mCameraHeight</text:span><text:span text:style-name="T2"> = 480;</text:span></text:p>
      <text:p text:style-name="P6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final</text:span><text:span text:style-name="T2"> </text:span><text:span text:style-name="T1">int</text:span><text:span text:style-name="T2"> </text:span><text:span text:style-name="T5">mCameraWidth</text:span><text:span text:style-name="T2"> = 800;</text:span></text:p>
      <text:p text:style-name="P6"><text:span text:style-name="T2"><text:tab/></text:span></text:p>
      <text:p text:style-name="P6"><text:span text:style-name="T2"><text:tab/></text:span><text:span text:style-name="T1">private</text:span><text:span text:style-name="T2"> ModelData </text:span><text:span text:style-name="T4">mModelData</text:span><text:span text:style-name="T2">;</text:span></text:p>
      <text:p text:style-name="P6"><text:span text:style-name="T2"><text:tab/></text:span><text:span text:style-name="T1">private</text:span><text:span text:style-name="T2"> Scene3D </text:span><text:span text:style-name="T4">mScene3D</text:span><text:span text:style-name="T2">;</text:span></text:p>
      <text:p text:style-name="P6"><text:span text:style-name="T2"><text:tab/></text:span><text:span text:style-name="T1">private</text:span><text:span text:style-name="T2"> Camera3D </text:span><text:span text:style-name="T4">mCamera3D</text:span><text:span text:style-name="T2">;</text:span></text:p>
      <text:p text:style-name="P6"><text:span text:style-name="T2"><text:tab/></text:span><text:span text:style-name="T1">private</text:span><text:span text:style-name="T2"> Actor3D </text:span><text:span text:style-name="T4">mActor3D</text:span><text:span text:style-name="T2">;</text:span></text:p>
      <text:p text:style-name="P6"><text:span text:style-name="T2"><text:tab/></text:span><text:span text:style-name="T1">private</text:span><text:span text:style-name="T2"> ShaderProgram3D </text:span><text:span text:style-name="T4">mShaderProgram</text:span><text:span text:style-name="T2">;</text:span></text:p>
      <text:p text:style-name="P6"><text:span text:style-name="T2"><text:s text:c="4"/></text:span><text:span text:style-name="T1">private</text:span><text:span text:style-name="T2"> String </text:span><text:span text:style-name="T4">mVertexShaderCode</text:span><text:span text:style-name="T2">;</text:span></text:p>
      <text:p text:style-name="P6"><text:span text:style-name="T2"><text:s text:c="4"/></text:span><text:span text:style-name="T1">private</text:span><text:span text:style-name="T2"> String </text:span><text:span text:style-name="T4">mFragmentShaderCode</text:span><text:span text:style-name="T2">;</text:span></text:p>
      <text:p text:style-name="P6"><text:span text:style-name="T2"><text:tab/></text:span><text:span text:style-name="T1">private</text:span><text:span text:style-name="T2"> AssetManager </text:span><text:span text:style-name="T4">mAssetManager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float</text:span><text:span text:style-name="T2">[] </text:span><text:span text:style-name="T4">mViewToProjectionMatrix</text:span><text:span text:style-name="T2"> = </text:span><text:span text:style-name="T1">new</text:span><text:span text:style-name="T2"> </text:span><text:span text:style-name="T1">float</text:span><text:span text:style-name="T2">[16];</text:span></text:p>
      <text:p text:style-name="P6"><text:span text:style-name="T2"><text:tab/></text:span></text:p>
      <text:p text:style-name="P6"><text:span text:style-name="T2"><text:tab/></text:span><text:span text:style-name="T1">private</text:span><text:span text:style-name="T2"> </text:span><text:span text:style-name="T1">final</text:span><text:span text:style-name="T2"> String </text:span><text:span text:style-name="T4">TAG</text:span><text:span text:style-name="T2"> = </text:span><text:span text:style-name="T7">"AndEngineOnTour"</text:span><text:span text:style-name="T2">;</text:span></text:p>
      <text:p text:style-name="P6"><text:span text:style-name="T2"><text:tab/></text:span></text:p>
      <text:p text:style-name="P6"><text:span text:style-name="T2"><text:tab/></text:span><text:span text:style-name="T1">static</text:span><text:span text:style-name="T2"> {</text:span></text:p>
      <text:p text:style-name="P6"><text:span text:style-name="T2"><text:tab/><text:tab/>System.</text:span><text:span text:style-name="T3">loadLibrary</text:span><text:span text:style-name="T2">(</text:span><text:span text:style-name="T7">"assimpImporter"</text:span><text:span text:style-name="T2">)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rivate</text:span><text:span text:style-name="T2"> </text:span><text:span text:style-name="T1">native</text:span><text:span text:style-name="T2"> </text:span><text:span text:style-name="T1">boolean</text:span><text:span text:style-name="T2"> getModelData(ModelData model, AssetManager manager, String filename);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EngineOptions onCreateEngineOptions() {</text:span></text:p>
      <text:p text:style-name="P6"><text:span text:style-name="T2"><text:tab/><text:tab/>Camera mCamera = </text:span><text:span text:style-name="T1">new</text:span><text:span text:style-name="T2"> Camera(0, 0, </text:span><text:span text:style-name="T5">mCameraWidth</text:span><text:span text:style-name="T2">, </text:span><text:span text:style-name="T5">mCameraHeight</text:span><text:span text:style-name="T2">);</text:span></text:p>
      <text:p text:style-name="P6"><text:span text:style-name="T2"><text:tab/><text:tab/></text:span><text:span text:style-name="T1">final</text:span><text:span text:style-name="T2"> EngineOptions engineOptions = </text:span><text:span text:style-name="T1">new</text:span><text:span text:style-name="T2"> EngineOptions(</text:span><text:span text:style-name="T1">true</text:span><text:span text:style-name="T2">,</text:span></text:p>
      <text:p text:style-name="P6"><text:span text:style-name="T2"><text:tab/><text:tab/><text:tab/><text:tab/>ScreenOrientation.</text:span><text:span text:style-name="T5">PORTRAIT_SENSOR</text:span><text:span text:style-name="T2">, </text:span><text:span text:style-name="T1">new</text:span><text:span text:style-name="T2"> RatioResolutionPolicy(</text:span></text:p>
      <text:p text:style-name="P6"><text:span text:style-name="T2"><text:tab/><text:tab/><text:tab/><text:tab/><text:tab/><text:tab/></text:span><text:span text:style-name="T5">mCameraWidth</text:span><text:span text:style-name="T2">, </text:span><text:span text:style-name="T5">mCameraHeight</text:span><text:span text:style-name="T2">), mCamera);</text:span></text:p>
      <text:p text:style-name="P6"><text:span text:style-name="T2"><text:tab/><text:tab/></text:span><text:span text:style-name="T1">return</text:span><text:span text:style-name="T2"> engineOptions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onCreateResources(</text:span></text:p>
      <text:p text:style-name="P6"><text:span text:style-name="T2"><text:tab/><text:tab/><text:tab/>OnCreateResourcesCallback pOnCreateResourcesCallback)</text:span></text:p>
      <text:p text:style-name="P6"><text:span text:style-name="T2"><text:tab/><text:tab/><text:tab/></text:span><text:span text:style-name="T1">throws</text:span><text:span text:style-name="T2"> IOException {<text:tab/><text:tab/></text:span></text:p>
      <text:p text:style-name="P6"><text:soft-page-break/><text:span text:style-name="T2"><text:tab/><text:tab/></text:span><text:span text:style-name="T6">// load the model data</text:span></text:p>
      <text:p text:style-name="P6"><text:span text:style-name="T2"><text:tab/><text:tab/></text:span><text:span text:style-name="T4">mAssetManager</text:span><text:span text:style-name="T2"> = getAssets();</text:span></text:p>
      <text:p text:style-name="P6"><text:span text:style-name="T2"><text:tab/><text:tab/></text:span><text:span text:style-name="T4">mModelData</text:span><text:span text:style-name="T2"> = </text:span><text:span text:style-name="T1">new</text:span><text:span text:style-name="T2"> ModelData();</text:span></text:p>
      <text:p text:style-name="P6"><text:span text:style-name="T2"><text:tab/><text:tab/></text:span><text:span text:style-name="T1">if</text:span><text:span text:style-name="T2"> (!getModelData(</text:span><text:span text:style-name="T4">mModelData</text:span><text:span text:style-name="T2">, </text:span><text:span text:style-name="T4">mAssetManager</text:span><text:span text:style-name="T2">, </text:span><text:span text:style-name="T7">"models/teapot.obj"</text:span><text:span text:style-name="T2">)) { </text:span><text:span text:style-name="T4">mModelData</text:span><text:span text:style-name="T2"> = </text:span><text:span text:style-name="T1">null</text:span><text:span text:style-name="T2">; }</text:span></text:p>
      <text:p text:style-name="P6"><text:span text:style-name="T2"><text:tab/><text:tab/></text:span></text:p>
      <text:p text:style-name="P6"><text:span text:style-name="T2"><text:tab/><text:tab/></text:span><text:span text:style-name="T6">// Load our shader program</text:span></text:p>
      <text:p text:style-name="P6"><text:span text:style-name="T2"><text:s text:c="8"/></text:span><text:span text:style-name="T1">try</text:span><text:span text:style-name="T2"> {</text:span></text:p>
      <text:p text:style-name="P6"><text:span text:style-name="T2"><text:tab/><text:tab/><text:tab/></text:span><text:span text:style-name="T4">mVertexShaderCode</text:span><text:span text:style-name="T2"> = readFile(</text:span><text:span text:style-name="T4">mAssetManager</text:span><text:span text:style-name="T2">.open(</text:span><text:span text:style-name="T7">"shaders/vertex.glv"</text:span><text:span text:style-name="T2">));</text:span></text:p>
      <text:p text:style-name="P6"><text:span text:style-name="T2"><text:tab/> <text:s text:c="7"/></text:span><text:span text:style-name="T4">mFragmentShaderCode</text:span><text:span text:style-name="T2"> = readFile(</text:span><text:span text:style-name="T4">mAssetManager</text:span><text:span text:style-name="T2">.open(</text:span><text:span text:style-name="T7">"shaders/fragment.glf"</text:span><text:span text:style-name="T2">));</text:span></text:p>
      <text:p text:style-name="P6"><text:span text:style-name="T2"><text:tab/><text:tab/>} </text:span></text:p>
      <text:p text:style-name="P6"><text:span text:style-name="T2"><text:s text:c="8"/></text:span><text:span text:style-name="T1">catch</text:span><text:span text:style-name="T2"> (IOException e) {</text:span></text:p>
      <text:p text:style-name="P6"><text:span text:style-name="T2"><text:tab/><text:tab/><text:tab/>e.printStackTrace();</text:span></text:p>
      <text:p text:style-name="P6"><text:span text:style-name="T2"><text:tab/><text:tab/><text:tab/></text:span><text:span text:style-name="T1">return</text:span><text:span text:style-name="T2">;</text:span></text:p>
      <text:p text:style-name="P6"><text:span text:style-name="T2"><text:tab/><text:tab/>}</text:span></text:p>
      <text:p text:style-name="P6"><text:span text:style-name="T2"><text:s text:c="8"/></text:span></text:p>
      <text:p text:style-name="P6"><text:span text:style-name="T2"><text:s text:c="8"/></text:span><text:span text:style-name="T1">if</text:span><text:span text:style-name="T2"> (</text:span><text:span text:style-name="T4">mVertexShaderCode</text:span><text:span text:style-name="T2"> == </text:span><text:span text:style-name="T1">null</text:span><text:span text:style-name="T2"> || </text:span><text:span text:style-name="T4">mFragmentShaderCode</text:span><text:span text:style-name="T2"> == </text:span><text:span text:style-name="T1">null</text:span><text:span text:style-name="T2">) { </text:span><text:span text:style-name="T1">return</text:span><text:span text:style-name="T2">; }</text:span></text:p>
      <text:p text:style-name="P6"><text:span text:style-name="T2"><text:tab/><text:tab/></text:span></text:p>
      <text:p text:style-name="P6"><text:span text:style-name="T2"><text:tab/><text:tab/>pOnCreateResourcesCallback.onCreateResourcesFinished()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onCreateScene(OnCreateSceneCallback pOnCreateSceneCallback) </text:span></text:p>
      <text:p text:style-name="P6"><text:span text:style-name="T2"><text:tab/><text:tab/><text:tab/></text:span><text:span text:style-name="T1">throws</text:span><text:span text:style-name="T2"> IOException {</text:span></text:p>
      <text:p text:style-name="P6"><text:span text:style-name="T2"><text:tab/><text:tab/></text:span><text:span text:style-name="T4">mScene</text:span><text:span text:style-name="T2"> = </text:span><text:span text:style-name="T1">new</text:span><text:span text:style-name="T2"> Scene();</text:span></text:p>
      <text:p text:style-name="P6"><text:span text:style-name="T2"><text:tab/><text:tab/>pOnCreateSceneCallback.onCreateSceneFinished(</text:span><text:span text:style-name="T4">mScene</text:span><text:span text:style-name="T2">);<text:tab/><text:tab/></text:span></text:p>
      <text:p text:style-name="P6"><text:span text:style-name="T2"><text:tab/>}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onPopulateScene(Scene pScene,</text:span></text:p>
      <text:p text:style-name="P6"><text:span text:style-name="T2"><text:tab/><text:tab/><text:tab/>OnPopulateSceneCallback pOnPopulateSceneCallback)</text:span></text:p>
      <text:p text:style-name="P6"><text:span text:style-name="T2"><text:tab/><text:tab/><text:tab/></text:span><text:span text:style-name="T1">throws</text:span><text:span text:style-name="T2"> IOException {</text:span></text:p>
      <text:p text:style-name="P6"><text:span text:style-name="T2"><text:tab/><text:tab/>pScene.getBackground().setColor(0.8f, 0.8f, 0.8f);</text:span></text:p>
      <text:p text:style-name="P6"><text:span text:style-name="T2"><text:tab/><text:tab/></text:span></text:p>
      <text:p text:style-name="P6"><text:span text:style-name="T2"><text:tab/><text:tab/></text:span><text:span text:style-name="T6">// Create the model and add it to the scene</text:span></text:p>
      <text:p text:style-name="P6"><text:span text:style-name="T2"><text:tab/><text:tab/></text:span><text:span text:style-name="T1">if</text:span><text:span text:style-name="T2"> (</text:span><text:span text:style-name="T4">mModelData</text:span><text:span text:style-name="T2"> != </text:span><text:span text:style-name="T1">null</text:span><text:span text:style-name="T2">) {</text:span></text:p>
      <text:p text:style-name="P6"><text:span text:style-name="T2"><text:tab/><text:tab/><text:tab/></text:span><text:span text:style-name="T6">// Load our mesh</text:span></text:p>
      <text:p text:style-name="P6"><text:span text:style-name="T2"><text:tab/> <text:s text:c="7"/>Mesh3D mMesh = </text:span><text:span text:style-name="T1">new</text:span><text:span text:style-name="T2"> Mesh3D();</text:span></text:p>
      <text:p text:style-name="P6"><text:span text:style-name="T2"><text:tab/> <text:s text:c="7"/>mMesh.setVertices(</text:span><text:span text:style-name="T4">mModelData</text:span><text:span text:style-name="T2">.getVertexArray(), </text:span><text:span text:style-name="T4">mModelData</text:span><text:span text:style-name="T2">.getNormalArray(), </text:span><text:span text:style-name="T4">mModelData</text:span><text:span text:style-name="T2">.getUvArray());</text:span></text:p>
      <text:p text:style-name="P6"><text:span text:style-name="T2"><text:tab/> <text:s text:c="7"/>mMesh.setIndices(</text:span><text:span text:style-name="T4">mModelData</text:span><text:span text:style-name="T2">.getIndexArray());</text:span></text:p>
      <text:p text:style-name="P6"><text:span text:style-name="T2"><text:tab/> <text:s text:c="2"/></text:span></text:p>
      <text:p text:style-name="P6"><text:span text:style-name="T2"><text:tab/> <text:s text:c="7"/></text:span><text:span text:style-name="T6">// Create the shader program</text:span></text:p>
      <text:p text:style-name="P6"><text:span text:style-name="T2"><text:tab/> <text:s text:c="7"/></text:span><text:span text:style-name="T4">mShaderProgram</text:span><text:span text:style-name="T2"> = </text:span><text:span text:style-name="T1">new</text:span><text:span text:style-name="T2"> ShaderProgram3D(</text:span><text:span text:style-name="T4">mVertexShaderCode</text:span><text:span text:style-name="T2">, </text:span><text:span text:style-name="T4">mFragmentShaderCode</text:span><text:span text:style-name="T2">);</text:span></text:p>
      <text:p text:style-name="P6"><text:span text:style-name="T2"><text:tab/> <text:s text:c="2"/></text:span></text:p>
      <text:p text:style-name="P6"><text:span text:style-name="T2"><text:tab/> <text:s text:c="7"/></text:span><text:span text:style-name="T6">// Common scene variables</text:span></text:p>
      <text:p text:style-name="P6"><text:span text:style-name="T2"><text:tab/> <text:s text:c="7"/></text:span><text:span text:style-name="T1">float</text:span><text:span text:style-name="T2">[] position = </text:span><text:span text:style-name="T1">new</text:span><text:span text:style-name="T2"> </text:span><text:span text:style-name="T1">float</text:span><text:span text:style-name="T2">[3];</text:span></text:p>
      <text:p text:style-name="P6"><text:span text:style-name="T2"><text:tab/> <text:s text:c="7"/></text:span><text:span text:style-name="T1">float</text:span><text:span text:style-name="T2">[] at = </text:span><text:span text:style-name="T1">new</text:span><text:span text:style-name="T2"> </text:span><text:span text:style-name="T1">float</text:span><text:span text:style-name="T2">[3];</text:span></text:p>
      <text:p text:style-name="P6"><text:span text:style-name="T2"><text:tab/> <text:s text:c="7"/></text:span><text:span text:style-name="T1">float</text:span><text:span text:style-name="T2">[] up = </text:span><text:span text:style-name="T1">new</text:span><text:span text:style-name="T2"> </text:span><text:span text:style-name="T1">float</text:span><text:span text:style-name="T2">[3];</text:span></text:p>
      <text:p text:style-name="P6"><text:span text:style-name="T2"><text:tab/> <text:s text:c="7"/></text:span><text:span text:style-name="T1">float</text:span><text:span text:style-name="T2">[] side = </text:span><text:span text:style-name="T1">new</text:span><text:span text:style-name="T2"> </text:span><text:span text:style-name="T1">float</text:span><text:span text:style-name="T2">[3];</text:span></text:p>
      <text:p text:style-name="P6"><text:span text:style-name="T2"><text:tab/> <text:s text:c="2"/></text:span></text:p>
      <text:p text:style-name="P6"><text:span text:style-name="T2"><text:tab/> <text:s text:c="7"/></text:span><text:span text:style-name="T6">// Setup the actor</text:span></text:p>
      <text:p text:style-name="P6"><text:span text:style-name="T2"><text:tab/> <text:s text:c="7"/></text:span><text:span text:style-name="T4">mActor3D</text:span><text:span text:style-name="T2"> = </text:span><text:span text:style-name="T1">new</text:span><text:span text:style-name="T2"> Actor3D();</text:span></text:p>
      <text:p text:style-name="P6"><text:span text:style-name="T2"><text:tab/> <text:s text:c="7"/></text:span><text:span text:style-name="T4">mActor3D</text:span><text:span text:style-name="T2">.setShaderProgram(</text:span><text:span text:style-name="T4">mShaderProgram</text:span><text:span text:style-name="T2">);</text:span></text:p>
      <text:p text:style-name="P6"><text:span text:style-name="T2"><text:tab/> <text:s text:c="7"/></text:span><text:span text:style-name="T4">mActor3D</text:span><text:span text:style-name="T2">.setMesh(mMesh);</text:span></text:p>
      <text:p text:style-name="P6"><text:span text:style-name="T2"><text:tab/> <text:s text:c="2"/></text:span></text:p>
      <text:p text:style-name="P6"><text:span text:style-name="T2"><text:tab/> <text:s text:c="7"/>position[0] = 0.0f; </text:span></text:p>
      <text:p text:style-name="P6"><text:span text:style-name="T2"><text:tab/> <text:s text:c="7"/>position[1] = 0.0f; </text:span></text:p>
      <text:p text:style-name="P6"><text:span text:style-name="T2"><text:tab/> <text:s text:c="7"/>position[2] = 0.0f;</text:span></text:p>
      <text:p text:style-name="P6"><text:soft-page-break/><text:span text:style-name="T2"><text:tab/> <text:s text:c="7"/></text:span><text:span text:style-name="T4">mActor3D</text:span><text:span text:style-name="T2">.setPosition(position);</text:span></text:p>
      <text:p text:style-name="P6"><text:span text:style-name="T2"><text:tab/> <text:s text:c="2"/></text:span></text:p>
      <text:p text:style-name="P6"><text:span text:style-name="T2"><text:tab/> <text:s text:c="7"/>at[0] = 0.0f; </text:span></text:p>
      <text:p text:style-name="P6"><text:span text:style-name="T2"><text:tab/> <text:s text:c="7"/>at[1] = 0.0f; </text:span></text:p>
      <text:p text:style-name="P6"><text:span text:style-name="T2"><text:tab/> <text:s text:c="7"/>at[2] = 1.0f;</text:span></text:p>
      <text:p text:style-name="P6"><text:span text:style-name="T2"><text:tab/> <text:s text:c="7"/>up[0] = 0.0f; </text:span></text:p>
      <text:p text:style-name="P6"><text:span text:style-name="T2"><text:tab/> <text:s text:c="7"/>up[1] = 1.0f; </text:span></text:p>
      <text:p text:style-name="P6"><text:span text:style-name="T2"><text:tab/> <text:s text:c="7"/>up[2] = 0.0f;</text:span></text:p>
      <text:p text:style-name="P6"><text:span text:style-name="T2"><text:tab/> <text:s text:c="7"/>side[0] = 1.0f; </text:span></text:p>
      <text:p text:style-name="P6"><text:span text:style-name="T2"><text:tab/> <text:s text:c="7"/>side[1] = 0.0f; </text:span></text:p>
      <text:p text:style-name="P6"><text:span text:style-name="T2"><text:tab/> <text:s text:c="7"/>side[2] = 0.0f;</text:span></text:p>
      <text:p text:style-name="P6"><text:span text:style-name="T2"><text:tab/> <text:s text:c="7"/></text:span><text:span text:style-name="T4">mActor3D</text:span><text:span text:style-name="T2">.setOrientation(at, up, side);</text:span></text:p>
      <text:p text:style-name="P6"><text:span text:style-name="T2"><text:tab/> <text:s text:c="2"/></text:span></text:p>
      <text:p text:style-name="P6"><text:span text:style-name="T2"><text:tab/> <text:s text:c="7"/></text:span><text:span text:style-name="T6">// Setup the camera</text:span></text:p>
      <text:p text:style-name="P6"><text:span text:style-name="T2"><text:tab/> <text:s text:c="7"/></text:span><text:span text:style-name="T4">mCamera3D</text:span><text:span text:style-name="T2"> = </text:span><text:span text:style-name="T1">new</text:span><text:span text:style-name="T2"> Camera3D(); </text:span></text:p>
      <text:p text:style-name="P6"><text:span text:style-name="T2"><text:tab/> <text:s text:c="7"/></text:span></text:p>
      <text:p text:style-name="P6"><text:span text:style-name="T2"><text:tab/> <text:s text:c="7"/>position[0] = 0.0f; </text:span></text:p>
      <text:p text:style-name="P6"><text:span text:style-name="T2"><text:tab/> <text:s text:c="7"/>position[1] = 0.0f; </text:span></text:p>
      <text:p text:style-name="P6"><text:span text:style-name="T2"><text:tab/> <text:s text:c="7"/>position[2] = -50.0f;</text:span></text:p>
      <text:p text:style-name="P6"><text:span text:style-name="T2"><text:tab/> <text:s text:c="7"/></text:span><text:span text:style-name="T4">mCamera3D</text:span><text:span text:style-name="T2">.setPosition(position);</text:span></text:p>
      <text:p text:style-name="P6"><text:span text:style-name="T2"><text:tab/> <text:s text:c="2"/></text:span></text:p>
      <text:p text:style-name="P6"><text:span text:style-name="T2"><text:tab/> <text:s text:c="7"/>at[0] = 0.0f; </text:span></text:p>
      <text:p text:style-name="P6"><text:span text:style-name="T2"><text:tab/> <text:s text:c="7"/>at[1] = 0.0f; </text:span></text:p>
      <text:p text:style-name="P6"><text:span text:style-name="T2"><text:tab/> <text:s text:c="7"/>at[2] = 1.0f;</text:span></text:p>
      <text:p text:style-name="P6"><text:span text:style-name="T2"><text:tab/> <text:s text:c="7"/>up[0] = 0.0f; </text:span></text:p>
      <text:p text:style-name="P6"><text:span text:style-name="T2"><text:tab/> <text:s text:c="7"/>up[1] = 1.0f; </text:span></text:p>
      <text:p text:style-name="P6"><text:span text:style-name="T2"><text:tab/> <text:s text:c="7"/>up[2] = 0.0f;</text:span></text:p>
      <text:p text:style-name="P6"><text:span text:style-name="T2"><text:tab/> <text:s text:c="7"/>side[0] = 1.0f; </text:span></text:p>
      <text:p text:style-name="P6"><text:span text:style-name="T2"><text:tab/> <text:s text:c="7"/>side[1] = 0.0f; </text:span></text:p>
      <text:p text:style-name="P6"><text:span text:style-name="T2"><text:tab/> <text:s text:c="7"/>side[2] = 0.0f;</text:span></text:p>
      <text:p text:style-name="P6"><text:span text:style-name="T2"><text:tab/> <text:s text:c="7"/></text:span><text:span text:style-name="T4">mCamera3D</text:span><text:span text:style-name="T2">.setOrientation(at, up, side);</text:span></text:p>
      <text:p text:style-name="P6"><text:span text:style-name="T2"><text:tab/> <text:s text:c="2"/></text:span></text:p>
      <text:p text:style-name="P6"><text:span text:style-name="T2"><text:tab/> <text:s text:c="7"/></text:span><text:span text:style-name="T6">// Setup the scene</text:span></text:p>
      <text:p text:style-name="P6"><text:span text:style-name="T2"><text:tab/> <text:s text:c="7"/></text:span><text:span text:style-name="T4">mScene3D</text:span><text:span text:style-name="T2"> = </text:span><text:span text:style-name="T1">new</text:span><text:span text:style-name="T2"> Scene3D(0.0f, 0.0f, </text:span><text:span text:style-name="T4">mShaderProgram</text:span><text:span text:style-name="T2">);</text:span></text:p>
      <text:p text:style-name="P6"><text:span text:style-name="T2"><text:tab/> <text:s text:c="7"/></text:span><text:span text:style-name="T4">mScene3D</text:span><text:span text:style-name="T2">.addActor(</text:span><text:span text:style-name="T4">mActor3D</text:span><text:span text:style-name="T2">);</text:span></text:p>
      <text:p text:style-name="P6"><text:span text:style-name="T2"><text:tab/> <text:s text:c="7"/></text:span><text:span text:style-name="T4">mScene3D</text:span><text:span text:style-name="T2">.setCamera(</text:span><text:span text:style-name="T4">mCamera3D</text:span><text:span text:style-name="T2">);</text:span></text:p>
      <text:p text:style-name="P6"><text:span text:style-name="T2"><text:tab/> <text:s text:c="7"/></text:span></text:p>
      <text:p text:style-name="P6"><text:span text:style-name="T2"><text:tab/><text:tab/><text:tab/>pScene.attachChild(</text:span><text:span text:style-name="T4">mScene3D</text:span><text:span text:style-name="T2">);</text:span></text:p>
      <text:p text:style-name="P6"><text:span text:style-name="T2"><text:tab/><text:tab/>}</text:span></text:p>
      <text:p text:style-name="P6"><text:span text:style-name="T2"><text:tab/><text:tab/></text:span><text:span text:style-name="T1">else</text:span><text:span text:style-name="T2"> { Log.</text:span><text:span text:style-name="T3">e</text:span><text:span text:style-name="T2">(</text:span><text:span text:style-name="T4">TAG</text:span><text:span text:style-name="T2">, </text:span><text:span text:style-name="T7">"ModelData was null"</text:span><text:span text:style-name="T2">); }</text:span></text:p>
      <text:p text:style-name="P6"><text:span text:style-name="T2"><text:tab/><text:tab/></text:span></text:p>
      <text:p text:style-name="P6"><text:span text:style-name="T2"><text:tab/><text:tab/>pOnPopulateSceneCallback.onPopulateSceneFinished();<text:tab/><text:tab/>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</text:span><text:span text:style-name="T1">synchronized</text:span><text:span text:style-name="T2"> </text:span><text:span text:style-name="T1">void</text:span><text:span text:style-name="T2"> onSurfaceCreated(</text:span><text:span text:style-name="T1">final</text:span><text:span text:style-name="T2"> GLState pGLState) {</text:span></text:p>
      <text:p text:style-name="P6"><text:span text:style-name="T2"><text:tab/><text:tab/></text:span><text:span text:style-name="T1">super</text:span><text:span text:style-name="T2">.onSurfaceCreated(pGLState);</text:span></text:p>
      <text:p text:style-name="P6"><text:span text:style-name="T2"><text:tab/><text:tab/></text:span></text:p>
      <text:p text:style-name="P6"><text:span text:style-name="T2"><text:tab/><text:tab/>GLES20.</text:span><text:span text:style-name="T3">glClearDepthf</text:span><text:span text:style-name="T2">(1.0f);</text:span></text:p>
      <text:p text:style-name="P6"><text:span text:style-name="T2"><text:s text:c="8"/>GLES20.</text:span><text:span text:style-name="T3">glClear</text:span><text:span text:style-name="T2">(GLES20.</text:span><text:span text:style-name="T5">GL_DEPTH_BUFFER_BIT</text:span><text:span text:style-name="T2">);</text:span></text:p>
      <text:p text:style-name="P6"><text:span text:style-name="T2"><text:s text:c="8"/>GLES20.</text:span><text:span text:style-name="T3">glDepthFunc</text:span><text:span text:style-name="T2">(GLES20.</text:span><text:span text:style-name="T5">GL_LEQUAL</text:span><text:span text:style-name="T2">)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</text:span><text:span text:style-name="T1">synchronized</text:span><text:span text:style-name="T2"> </text:span><text:span text:style-name="T1">void</text:span><text:span text:style-name="T2"> onSurfaceChanged(</text:span><text:span text:style-name="T1">final</text:span><text:span text:style-name="T2"> GLState pGLState, </text:span><text:span text:style-name="T1">final</text:span><text:span text:style-name="T2"> </text:span><text:span text:style-name="T1">int</text:span><text:span text:style-name="T2"> pWidth, </text:span><text:span text:style-name="T1">final</text:span><text:span text:style-name="T2"> </text:span><text:span text:style-name="T1">int</text:span><text:span text:style-name="T2"> pHeight) {</text:span></text:p>
      <text:p text:style-name="P6"><text:span text:style-name="T2"><text:tab/><text:tab/></text:span><text:span text:style-name="T1">float</text:span><text:span text:style-name="T2"> ratio = (</text:span><text:span text:style-name="T1">float</text:span><text:span text:style-name="T2">) pWidth / (</text:span><text:span text:style-name="T1">float</text:span><text:span text:style-name="T2">) pHeight;</text:span></text:p>
      <text:p text:style-name="P6"><text:span text:style-name="T2"><text:s text:c="8"/>Matrix.</text:span><text:span text:style-name="T3">frustumM</text:span><text:span text:style-name="T2">(</text:span><text:span text:style-name="T4">mViewToProjectionMatrix</text:span><text:span text:style-name="T2">, 0, -ratio, ratio, -1, 1, 1,</text:span></text:p>
      <text:p text:style-name="P6"><text:span text:style-name="T2"><text:s text:c="16"/>1000);</text:span></text:p>
      <text:p text:style-name="P6"><text:span text:style-name="T2"><text:s text:c="8"/></text:span><text:span text:style-name="T4">mScene3D</text:span><text:span text:style-name="T2">.setViewToProjectionMatrix(</text:span><text:span text:style-name="T4">mViewToProjectionMatrix</text:span><text:span text:style-name="T2">);</text:span></text:p>
      <text:p text:style-name="P6"><text:soft-page-break/><text:span text:style-name="T2"><text:tab/>}</text:span></text:p>
      <text:p text:style-name="P6"><text:span text:style-name="T2"><text:s text:c="4"/></text:span></text:p>
      <text:p text:style-name="P6"><text:span text:style-name="T2"><text:s text:c="4"/></text:span></text:p>
      <text:p text:style-name="P6"><text:span text:style-name="T2"><text:s text:c="4"/></text:span><text:span text:style-name="T1">private</text:span><text:span text:style-name="T2"> String readFile(InputStream stream) {</text:span></text:p>
      <text:p text:style-name="P6"><text:span text:style-name="T2"><text:s text:c="4"/><text:tab/>BufferedReader reader = </text:span><text:span text:style-name="T1">new</text:span><text:span text:style-name="T2"> BufferedReader(</text:span><text:span text:style-name="T1">new</text:span><text:span text:style-name="T2"> InputStreamReader(stream));</text:span></text:p>
      <text:p text:style-name="P6"><text:span text:style-name="T2"><text:s text:c="4"/><text:tab/>StringBuilder result = </text:span><text:span text:style-name="T1">new</text:span><text:span text:style-name="T2"> StringBuilder();</text:span></text:p>
      <text:p text:style-name="P6"><text:span text:style-name="T2"><text:s text:c="4"/><text:tab/>String line = </text:span><text:span text:style-name="T7">""</text:span><text:span text:style-name="T2">;</text:span></text:p>
      <text:p text:style-name="P6"><text:span text:style-name="T2"><text:tab/><text:tab/></text:span><text:span text:style-name="T1">try</text:span><text:span text:style-name="T2"> {</text:span></text:p>
      <text:p text:style-name="P6"><text:span text:style-name="T2"><text:tab/><text:tab/><text:tab/>line = reader.readLine();</text:span></text:p>
      <text:p text:style-name="P6"><text:span text:style-name="T2"><text:tab/><text:tab/><text:tab/></text:span><text:span text:style-name="T1">while</text:span><text:span text:style-name="T2"> (line != </text:span><text:span text:style-name="T1">null</text:span><text:span text:style-name="T2">) {</text:span></text:p>
      <text:p text:style-name="P6"><text:span text:style-name="T2"><text:tab/><text:tab/><text:tab/><text:tab/>result.append(line);</text:span></text:p>
      <text:p text:style-name="P6"><text:span text:style-name="T2"><text:tab/><text:tab/><text:tab/><text:tab/>result.append(</text:span><text:span text:style-name="T7">"\n"</text:span><text:span text:style-name="T2">);</text:span></text:p>
      <text:p text:style-name="P6"><text:span text:style-name="T2"><text:tab/><text:tab/><text:tab/><text:tab/>line = reader.readLine();</text:span></text:p>
      <text:p text:style-name="P6"><text:span text:style-name="T2"><text:tab/><text:tab/><text:tab/>}</text:span></text:p>
      <text:p text:style-name="P6"><text:span text:style-name="T2"><text:tab/><text:tab/>} </text:span></text:p>
      <text:p text:style-name="P6"><text:span text:style-name="T2"><text:tab/><text:tab/></text:span><text:span text:style-name="T1">catch</text:span><text:span text:style-name="T2"> (IOException e) {</text:span></text:p>
      <text:p text:style-name="P6"><text:span text:style-name="T2"><text:tab/><text:tab/><text:tab/>e.printStackTrace();</text:span></text:p>
      <text:p text:style-name="P6"><text:span text:style-name="T2"><text:tab/><text:tab/><text:tab/></text:span><text:span text:style-name="T1">return</text:span><text:span text:style-name="T2"> </text:span><text:span text:style-name="T1">null</text:span><text:span text:style-name="T2">;</text:span></text:p>
      <text:p text:style-name="P6"><text:span text:style-name="T2"><text:tab/><text:tab/>}</text:span></text:p>
      <text:p text:style-name="P6"><text:span text:style-name="T2"><text:s text:c="4"/><text:tab/></text:span></text:p>
      <text:p text:style-name="P6"><text:span text:style-name="T2"><text:s text:c="4"/><text:tab/></text:span><text:span text:style-name="T1">return</text:span><text:span text:style-name="T2"> result.toString();</text:span></text:p>
      <text:p text:style-name="P6"><text:span text:style-name="T2"><text:s text:c="4"/>}</text:span></text:p>
      <text:p text:style-name="P6"><text:span text:style-name="T2">}</text:span></text:p>
      <text:p text:style-name="P1"/>
      <text:p text:style-name="P1"/>
      <text:h text:style-name="Heading_20_1" text:outline-level="1">Scene3D.java</text:h>
      <text:p text:style-name="P2"/>
      <text:p text:style-name="P2"><text:span text:style-name="T1">package</text:span><text:span text:style-name="T2"> com.nyanko.andengineontour;</text:span></text:p>
      <text:p text:style-name="P7"/>
      <text:p text:style-name="P6"><text:span text:style-name="T1">import</text:span><text:span text:style-name="T2"> java.util.ArrayList;</text:span></text:p>
      <text:p text:style-name="P7"/>
      <text:p text:style-name="P6"><text:span text:style-name="T1">import</text:span><text:span text:style-name="T2"> org.andengine.engine.camera.Camera;</text:span></text:p>
      <text:p text:style-name="P6"><text:span text:style-name="T1">import</text:span><text:span text:style-name="T2"> org.andengine.entity.shape.Shape;</text:span></text:p>
      <text:p text:style-name="P6"><text:span text:style-name="T1">import</text:span><text:span text:style-name="T2"> org.andengine.opengl.util.GLState;</text:span></text:p>
      <text:p text:style-name="P6"><text:span text:style-name="T1">import</text:span><text:span text:style-name="T2"> org.andengine.opengl.vbo.IVertexBufferObject;</text:span></text:p>
      <text:p text:style-name="P6"><text:span text:style-name="T1">import</text:span><text:span text:style-name="T2"> android.opengl.GLES20;</text:span></text:p>
      <text:p text:style-name="P7"/>
      <text:p text:style-name="P6"><text:span text:style-name="T1">public</text:span><text:span text:style-name="T2"> </text:span><text:span text:style-name="T1">class</text:span><text:span text:style-name="T2"> Scene3D </text:span><text:span text:style-name="T1">extends</text:span><text:span text:style-name="T2"> Shape {</text:span></text:p>
      <text:p text:style-name="P6"><text:span text:style-name="T2"><text:s text:c="4"/></text:span><text:span text:style-name="T1">private</text:span><text:span text:style-name="T2"> ArrayList&lt;Actor3D&gt; </text:span><text:span text:style-name="T4">actors</text:span><text:span text:style-name="T2">;</text:span></text:p>
      <text:p text:style-name="P6"><text:span text:style-name="T2"><text:s text:c="4"/></text:span><text:span text:style-name="T1">private</text:span><text:span text:style-name="T2"> Camera3D </text:span><text:span text:style-name="T4">camera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float</text:span><text:span text:style-name="T2">[] </text:span><text:span text:style-name="T4">mViewToProjectionMatrix</text:span><text:span text:style-name="T2">;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Scene3D(</text:span><text:span text:style-name="T1">final</text:span><text:span text:style-name="T2"> </text:span><text:span text:style-name="T1">float</text:span><text:span text:style-name="T2"> pX, </text:span><text:span text:style-name="T1">final</text:span><text:span text:style-name="T2"> </text:span><text:span text:style-name="T1">float</text:span><text:span text:style-name="T2"> pY, ShaderProgram3D shaderProgram) {</text:span></text:p>
      <text:p text:style-name="P6"><text:span text:style-name="T2"><text:s text:c="4"/><text:tab/></text:span><text:span text:style-name="T1">super</text:span><text:span text:style-name="T2">(pX, pY, shaderProgram);</text:span></text:p>
      <text:p text:style-name="P6"><text:span text:style-name="T2"><text:s text:c="8"/></text:span><text:span text:style-name="T4">actors</text:span><text:span text:style-name="T2"> = </text:span><text:span text:style-name="T1">new</text:span><text:span text:style-name="T2"> ArrayList&lt;Actor3D&gt;();</text:span></text:p>
      <text:p text:style-name="P6"><text:span text:style-name="T2"><text:s text:c="8"/></text:span><text:span text:style-name="T4">camera</text:span><text:span text:style-name="T2"> = </text:span><text:span text:style-name="T1">null</text:span><text:span text:style-name="T2">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addActor(Actor3D actor) {</text:span></text:p>
      <text:p text:style-name="P6"><text:span text:style-name="T2"><text:s text:c="8"/></text:span><text:span text:style-name="T4">actors</text:span><text:span text:style-name="T2">.add(actor)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removeActor(Actor3D actor) {</text:span></text:p>
      <text:p text:style-name="P6"><text:span text:style-name="T2"><text:s text:c="8"/></text:span><text:span text:style-name="T4">actors</text:span><text:span text:style-name="T2">.remove(actor)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Actor3D getActor(</text:span><text:span text:style-name="T1">int</text:span><text:span text:style-name="T2"> i) {</text:span></text:p>
      <text:p text:style-name="P6"><text:span text:style-name="T2"><text:s text:c="8"/></text:span><text:span text:style-name="T1">return</text:span><text:span text:style-name="T2"> </text:span><text:span text:style-name="T4">actors</text:span><text:span text:style-name="T2">.get(i)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oft-page-break/><text:span text:style-name="T2"><text:s text:c="4"/></text:span><text:span text:style-name="T1">public</text:span><text:span text:style-name="T2"> </text:span><text:span text:style-name="T1">int</text:span><text:span text:style-name="T2"> getNumActors() {</text:span></text:p>
      <text:p text:style-name="P6"><text:span text:style-name="T2"><text:s text:c="8"/></text:span><text:span text:style-name="T1">return</text:span><text:span text:style-name="T2"> </text:span><text:span text:style-name="T4">actors</text:span><text:span text:style-name="T2">.size()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setCamera(Camera3D camera) {</text:span></text:p>
      <text:p text:style-name="P6"><text:span text:style-name="T2"><text:s text:c="8"/></text:span><text:span text:style-name="T1">this</text:span><text:span text:style-name="T2">.</text:span><text:span text:style-name="T4">camera</text:span><text:span text:style-name="T2"> = camera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Camera3D getCamera() {</text:span></text:p>
      <text:p text:style-name="P6"><text:span text:style-name="T2"><text:s text:c="8"/></text:span><text:span text:style-name="T1">return</text:span><text:span text:style-name="T2"> </text:span><text:span text:style-name="T4">camera</text:span><text:span text:style-name="T2">;</text:span></text:p>
      <text:p text:style-name="P6"><text:span text:style-name="T2"><text:s text:c="4"/>}</text:span></text:p>
      <text:p text:style-name="P6"><text:span text:style-name="T2"><text:s text:c="2"/></text:span></text:p>
      <text:p text:style-name="P6"><text:span text:style-name="T2"><text:s text:c="4"/></text:span><text:span text:style-name="T1">public</text:span><text:span text:style-name="T2"> </text:span><text:span text:style-name="T1">float</text:span><text:span text:style-name="T2">[] getViewToProjectionMatrix() {</text:span></text:p>
      <text:p text:style-name="P6"><text:span text:style-name="T2"><text:tab/><text:tab/></text:span><text:span text:style-name="T1">return</text:span><text:span text:style-name="T2"> </text:span><text:span text:style-name="T4">mViewToProjectionMatrix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void</text:span><text:span text:style-name="T2"> setViewToProjectionMatrix(</text:span><text:span text:style-name="T1">float</text:span><text:span text:style-name="T2">[] pViewToProjectionMatrix) {</text:span></text:p>
      <text:p text:style-name="P6"><text:span text:style-name="T2"><text:tab/><text:tab/></text:span><text:span text:style-name="T4">mViewToProjectionMatrix</text:span><text:span text:style-name="T2"> = pViewToProjectionMatrix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rotected</text:span><text:span text:style-name="T2"> </text:span><text:span text:style-name="T1">void</text:span><text:span text:style-name="T2"> draw(GLState pGLState, Camera pCamera) {</text:span></text:p>
      <text:p text:style-name="P6"><text:span text:style-name="T2"><text:s text:c="8"/></text:span><text:span text:style-name="T1">if</text:span><text:span text:style-name="T2"> (</text:span><text:span text:style-name="T4">camera</text:span><text:span text:style-name="T2"> == </text:span><text:span text:style-name="T1">null</text:span><text:span text:style-name="T2">) {</text:span></text:p>
      <text:p text:style-name="P6"><text:span text:style-name="T2"><text:s text:c="12"/></text:span><text:span text:style-name="T6">// Could post error message here</text:span></text:p>
      <text:p text:style-name="P6"><text:span text:style-name="T2"><text:s text:c="12"/></text:span><text:span text:style-name="T1">return</text:span><text:span text:style-name="T2">;</text:span></text:p>
      <text:p text:style-name="P6"><text:span text:style-name="T2"><text:s text:c="8"/>}</text:span></text:p>
      <text:p text:style-name="P6"><text:span text:style-name="T2"><text:s text:c="2"/></text:span></text:p>
      <text:p text:style-name="P6"><text:span text:style-name="T2"><text:s text:c="8"/>GLES20.</text:span><text:span text:style-name="T3">glEnable</text:span><text:span text:style-name="T2">(GLES20.</text:span><text:span text:style-name="T5">GL_DEPTH_TEST</text:span><text:span text:style-name="T2">);</text:span></text:p>
      <text:p text:style-name="P6"><text:span text:style-name="T2"><text:s text:c="8"/></text:span></text:p>
      <text:p text:style-name="P6"><text:span text:style-name="T2"><text:s text:c="8"/></text:span><text:span text:style-name="T1">for</text:span><text:span text:style-name="T2"> (</text:span><text:span text:style-name="T1">int</text:span><text:span text:style-name="T2"> i = 0; i &lt; </text:span><text:span text:style-name="T4">actors</text:span><text:span text:style-name="T2">.size(); i++) {</text:span></text:p>
      <text:p text:style-name="P6"><text:span text:style-name="T2"><text:s text:c="12"/></text:span><text:span text:style-name="T4">actors</text:span><text:span text:style-name="T2">.get(i).draw(</text:span><text:span text:style-name="T4">camera</text:span><text:span text:style-name="T2">, </text:span><text:span text:style-name="T4">mViewToProjectionMatrix</text:span><text:span text:style-name="T2">);</text:span></text:p>
      <text:p text:style-name="P6"><text:span text:style-name="T2"><text:s text:c="8"/>}</text:span></text:p>
      <text:p text:style-name="P6"><text:span text:style-name="T2"><text:s text:c="2"/></text:span></text:p>
      <text:p text:style-name="P6"><text:span text:style-name="T2"><text:s text:c="8"/>GLES20.</text:span><text:span text:style-name="T3">glDisable</text:span><text:span text:style-name="T2">(GLES20.</text:span><text:span text:style-name="T5">GL_DEPTH_TEST</text:span><text:span text:style-name="T2">);</text:span></text:p>
      <text:p text:style-name="P6"><text:span text:style-name="T2"><text:s text:c="4"/>} </text:span></text:p>
      <text:p text:style-name="P6"><text:span text:style-name="T2"><text:s text:c="4"/></text:span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onResume() {</text:span></text:p>
      <text:p text:style-name="P6"><text:span text:style-name="T2"><text:s text:c="4"/><text:tab/></text:span><text:span text:style-name="T1">for</text:span><text:span text:style-name="T2"> (</text:span><text:span text:style-name="T1">int</text:span><text:span text:style-name="T2"> i = 0; i &lt; </text:span><text:span text:style-name="T4">actors</text:span><text:span text:style-name="T2">.size(); i++) {</text:span></text:p>
      <text:p text:style-name="P6"><text:span text:style-name="T2"><text:s text:c="4"/><text:tab/><text:tab/></text:span><text:span text:style-name="T4">actors</text:span><text:span text:style-name="T2">.get(i).onResume();</text:span></text:p>
      <text:p text:style-name="P6"><text:span text:style-name="T2"><text:s text:c="4"/><text:tab/>}</text:span></text:p>
      <text:p text:style-name="P6"><text:span text:style-name="T2"><text:s text:c="4"/>}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ublic</text:span><text:span text:style-name="T2"> IVertexBufferObject getVertexBufferObject() {</text:span></text:p>
      <text:p text:style-name="P6"><text:span text:style-name="T2"><text:tab/><text:tab/></text:span><text:span text:style-name="T6">// </text:span><text:span text:style-name="T9">TODO</text:span><text:span text:style-name="T6"> Auto-generated method stub</text:span></text:p>
      <text:p text:style-name="P6"><text:span text:style-name="T2"><text:tab/><text:tab/></text:span><text:span text:style-name="T1">return</text:span><text:span text:style-name="T2"> </text:span><text:span text:style-name="T1">null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8">@Override</text:span></text:p>
      <text:p text:style-name="P6"><text:span text:style-name="T2"><text:tab/></text:span><text:span text:style-name="T1">protected</text:span><text:span text:style-name="T2"> </text:span><text:span text:style-name="T1">void</text:span><text:span text:style-name="T2"> onUpdateVertices() {</text:span></text:p>
      <text:p text:style-name="P6"><text:span text:style-name="T2"><text:tab/><text:tab/></text:span><text:span text:style-name="T6">// </text:span><text:span text:style-name="T9">TODO</text:span><text:span text:style-name="T6"> Auto-generated method stub<text:tab/><text:tab/></text:span></text:p>
      <text:p text:style-name="P6"><text:span text:style-name="T2"><text:tab/>}</text:span></text:p>
      <text:p text:style-name="P6"><text:span text:style-name="T2">}</text:span></text:p>
      <text:p text:style-name="P2"/>
      <text:p text:style-name="P2"/>
      <text:h text:style-name="Heading_20_1" text:outline-level="1">Actor3D.<text:span text:style-name="T10">java</text:span></text:h>
      <text:p text:style-name="P3"/>
      <text:p text:style-name="P4">package com.nyanko.andengineontour;</text:p>
      <text:p text:style-name="P4"/>
      <text:p text:style-name="P4"><text:soft-page-break/>import android.opengl.Matrix;</text:p>
      <text:p text:style-name="P4">import android.opengl.GLES20;</text:p>
      <text:p text:style-name="P4"/>
      <text:p text:style-name="P4">public class Actor3D {</text:p>
      <text:p text:style-name="P4"><text:tab/>private ShaderProgram3D shaderProgram;</text:p>
      <text:p text:style-name="P4"><text:tab/>private Mesh3D mesh;</text:p>
      <text:p text:style-name="P4"><text:tab/>private float[] actorToWorldMatrix; // Note: column major to work with OpenGL ES functions</text:p>
      <text:p text:style-name="P4"/>
      <text:p text:style-name="P4"><text:tab/>public Actor3D() {</text:p>
      <text:p text:style-name="P4"><text:tab/><text:tab/>shaderProgram = null;</text:p>
      <text:p text:style-name="P4"><text:tab/><text:tab/>mesh = null;</text:p>
      <text:p text:style-name="P4"/>
      <text:p text:style-name="P4"><text:tab/><text:tab/>actorToWorldMatrix = new float[16];</text:p>
      <text:p text:style-name="P4"><text:tab/><text:tab/>Matrix.setIdentityM(actorToWorldMatrix, 0);</text:p>
      <text:p text:style-name="P4"><text:tab/>}</text:p>
      <text:p text:style-name="P4"/>
      <text:p text:style-name="P4"><text:tab/>public void setShaderProgram(ShaderProgram3D shaderProgram) {</text:p>
      <text:p text:style-name="P4"><text:tab/><text:tab/>this.shaderProgram = shaderProgram;</text:p>
      <text:p text:style-name="P4"><text:tab/>}</text:p>
      <text:p text:style-name="P4"/>
      <text:p text:style-name="P4"><text:tab/>public ShaderProgram3D getShaderProgram() {</text:p>
      <text:p text:style-name="P4"><text:tab/><text:tab/>return shaderProgram;</text:p>
      <text:p text:style-name="P4"><text:tab/>}</text:p>
      <text:p text:style-name="P4"/>
      <text:p text:style-name="P4"><text:tab/>public void setMesh(Mesh3D mesh) {</text:p>
      <text:p text:style-name="P4"><text:tab/><text:tab/>this.mesh = mesh;</text:p>
      <text:p text:style-name="P4"><text:tab/>}</text:p>
      <text:p text:style-name="P4"/>
      <text:p text:style-name="P4"><text:tab/>public Mesh3D getMesh() {</text:p>
      <text:p text:style-name="P4"><text:tab/><text:tab/>return mesh;</text:p>
      <text:p text:style-name="P4"><text:tab/>}</text:p>
      <text:p text:style-name="P4"/>
      <text:p text:style-name="P4"><text:tab/>public void setPosition(float[] position) {</text:p>
      <text:p text:style-name="P4"><text:tab/><text:tab/>actorToWorldMatrix[12] = position[0];</text:p>
      <text:p text:style-name="P4"><text:tab/><text:tab/>actorToWorldMatrix[13] = position[1];</text:p>
      <text:p text:style-name="P4"><text:tab/><text:tab/>actorToWorldMatrix[14] = position[2];</text:p>
      <text:p text:style-name="P4"><text:tab/>}</text:p>
      <text:p text:style-name="P4"/>
      <text:p text:style-name="P4"><text:tab/>public float[] getPosition() {</text:p>
      <text:p text:style-name="P4"><text:tab/><text:tab/>float[] position = new float[3];</text:p>
      <text:p text:style-name="P4"/>
      <text:p text:style-name="P4"><text:tab/><text:tab/>position[0] = actorToWorldMatrix[12];</text:p>
      <text:p text:style-name="P4"><text:tab/><text:tab/>position[1] = actorToWorldMatrix[13];</text:p>
      <text:p text:style-name="P4"><text:tab/><text:tab/>position[2] = actorToWorldMatrix[14];</text:p>
      <text:p text:style-name="P4"/>
      <text:p text:style-name="P4"><text:tab/><text:tab/>return position;</text:p>
      <text:p text:style-name="P4"><text:tab/>}</text:p>
      <text:p text:style-name="P4"/>
      <text:p text:style-name="P4"><text:tab/>public void setOrientation(float[] at, float[] up, float[] side) {</text:p>
      <text:p text:style-name="P4"><text:tab/><text:tab/>actorToWorldMatrix[0] = side[0];</text:p>
      <text:p text:style-name="P4"><text:tab/><text:tab/>actorToWorldMatrix[1] = side[1];</text:p>
      <text:p text:style-name="P4"><text:soft-page-break/><text:tab/><text:tab/>actorToWorldMatrix[2] = side[2];</text:p>
      <text:p text:style-name="P4"/>
      <text:p text:style-name="P4"><text:tab/><text:tab/>actorToWorldMatrix[4] = up[0];</text:p>
      <text:p text:style-name="P4"><text:tab/><text:tab/>actorToWorldMatrix[5] = up[1];</text:p>
      <text:p text:style-name="P4"><text:tab/><text:tab/>actorToWorldMatrix[6] = up[2];</text:p>
      <text:p text:style-name="P4"/>
      <text:p text:style-name="P4"><text:tab/><text:tab/>actorToWorldMatrix[8] = at[0];</text:p>
      <text:p text:style-name="P4"><text:tab/><text:tab/>actorToWorldMatrix[9] = at[1];</text:p>
      <text:p text:style-name="P4"><text:tab/><text:tab/>actorToWorldMatrix[10] = at[2];</text:p>
      <text:p text:style-name="P4"><text:tab/>}</text:p>
      <text:p text:style-name="P4"/>
      <text:p text:style-name="P4"><text:tab/>public float[] getAt() {</text:p>
      <text:p text:style-name="P4"><text:tab/><text:tab/>float[] at = new float[3];</text:p>
      <text:p text:style-name="P4"/>
      <text:p text:style-name="P4"><text:tab/><text:tab/>at[0] = actorToWorldMatrix[8];</text:p>
      <text:p text:style-name="P4"><text:tab/><text:tab/>at[1] = actorToWorldMatrix[9];</text:p>
      <text:p text:style-name="P4"><text:tab/><text:tab/>at[2] = actorToWorldMatrix[10];</text:p>
      <text:p text:style-name="P4"/>
      <text:p text:style-name="P4"><text:tab/><text:tab/>return at;</text:p>
      <text:p text:style-name="P4"><text:tab/>}</text:p>
      <text:p text:style-name="P4"/>
      <text:p text:style-name="P4"><text:tab/>public float[] getUp() {</text:p>
      <text:p text:style-name="P4"><text:tab/><text:tab/>float[] up = new float[3];</text:p>
      <text:p text:style-name="P4"/>
      <text:p text:style-name="P4"><text:tab/><text:tab/>up[0] = actorToWorldMatrix[4];</text:p>
      <text:p text:style-name="P4"><text:tab/><text:tab/>up[1] = actorToWorldMatrix[5];</text:p>
      <text:p text:style-name="P4"><text:tab/><text:tab/>up[2] = actorToWorldMatrix[6];</text:p>
      <text:p text:style-name="P4"/>
      <text:p text:style-name="P4"><text:tab/><text:tab/>return up;</text:p>
      <text:p text:style-name="P4"><text:tab/>}</text:p>
      <text:p text:style-name="P4"/>
      <text:p text:style-name="P4"><text:tab/>public float[] getSide() {</text:p>
      <text:p text:style-name="P4"><text:tab/><text:tab/>float[] side = new float[3];</text:p>
      <text:p text:style-name="P4"/>
      <text:p text:style-name="P4"><text:tab/><text:tab/>side[0] = actorToWorldMatrix[0];</text:p>
      <text:p text:style-name="P4"><text:tab/><text:tab/>side[1] = actorToWorldMatrix[1];</text:p>
      <text:p text:style-name="P4"><text:tab/><text:tab/>side[2] = actorToWorldMatrix[2];</text:p>
      <text:p text:style-name="P4"/>
      <text:p text:style-name="P4"><text:tab/><text:tab/>return side;</text:p>
      <text:p text:style-name="P4"><text:tab/>}</text:p>
      <text:p text:style-name="P4"/>
      <text:p text:style-name="P4"><text:tab/>public float[] getActorToWorldMatrix() {</text:p>
      <text:p text:style-name="P4"><text:tab/><text:tab/>return actorToWorldMatrix;</text:p>
      <text:p text:style-name="P4"><text:tab/>}</text:p>
      <text:p text:style-name="P4"/>
      <text:p text:style-name="P4"><text:tab/>public void draw(Camera3D camera, float[] viewToProjectionMatrix) {</text:p>
      <text:p text:style-name="P4"><text:tab/><text:tab/>if (shaderProgram == null || mesh == null) {</text:p>
      <text:p text:style-name="P4"><text:tab/><text:tab/><text:tab/>// Error</text:p>
      <text:p text:style-name="P4"><text:tab/><text:tab/><text:tab/>return;</text:p>
      <text:p text:style-name="P4"><text:tab/><text:tab/>}</text:p>
      <text:p text:style-name="P4"/>
      <text:p text:style-name="P4"><text:tab/><text:tab/>shaderProgram.bind();</text:p>
      <text:p text:style-name="P4"><text:soft-page-break/><text:tab/><text:tab/>mesh.bind(shaderProgram);</text:p>
      <text:p text:style-name="P4"/>
      <text:p text:style-name="P4"><text:tab/><text:tab/>float[] actorToViewMatrix = new float[16];</text:p>
      <text:p text:style-name="P4"><text:tab/><text:tab/>Matrix.multiplyMM(actorToViewMatrix, 0, camera.getWorldToViewMatrix(),</text:p>
      <text:p text:style-name="P4"><text:tab/><text:tab/><text:tab/><text:tab/>0, actorToWorldMatrix, 0);</text:p>
      <text:p text:style-name="P4"><text:tab/><text:tab/>GLES20.glUniformMatrix4fv(shaderProgram.getGlActorToViewMatrixId(), 1,</text:p>
      <text:p text:style-name="P4"><text:tab/><text:tab/><text:tab/><text:tab/>false, actorToViewMatrix, 0);</text:p>
      <text:p text:style-name="P4"/>
      <text:p text:style-name="P4"><text:tab/><text:tab/>GLES20.glUniformMatrix4fv(</text:p>
      <text:p text:style-name="P4"><text:tab/><text:tab/><text:tab/><text:tab/>shaderProgram.getGlViewToProjectionMatrixId(), 1, false,</text:p>
      <text:p text:style-name="P4"><text:tab/><text:tab/><text:tab/><text:tab/>viewToProjectionMatrix, 0);</text:p>
      <text:p text:style-name="P4"/>
      <text:p text:style-name="P4"><text:tab/><text:tab/>GLES20.glDrawElements(GLES20.GL_TRIANGLES, mesh.getNumIndices(),</text:p>
      <text:p text:style-name="P4"><text:tab/><text:tab/><text:tab/><text:tab/>GLES20.GL_UNSIGNED_SHORT, 0);</text:p>
      <text:p text:style-name="P4"/>
      <text:p text:style-name="P4"><text:tab/><text:tab/>mesh.unbind(shaderProgram);</text:p>
      <text:p text:style-name="P4"><text:tab/><text:tab/>shaderProgram.unbind();</text:p>
      <text:p text:style-name="P4"><text:tab/>}</text:p>
      <text:p text:style-name="P4"><text:tab/></text:p>
      <text:p text:style-name="P4"><text:tab/>public void onResume() {</text:p>
      <text:p text:style-name="P4"><text:tab/><text:tab/>// reload the mesh on hardware by setting it dirty.</text:p>
      <text:p text:style-name="P4"><text:tab/><text:tab/>mesh.setDirtyOnHardware();</text:p>
      <text:p text:style-name="P4"><text:tab/><text:tab/>shaderProgram.setDirtyOnHardware();</text:p>
      <text:p text:style-name="P4"><text:tab/>}</text:p>
      <text:p text:style-name="P4">}</text:p>
      <text:p text:style-name="P4"/>
      <text:p text:style-name="P4"/>
      <text:h text:style-name="Heading_20_1" text:outline-level="1">ShaderProgram3D.<text:span text:style-name="T10">java</text:span></text:h>
      <text:p text:style-name="P5"/>
      <text:p text:style-name="P5"><text:span text:style-name="T1">package</text:span><text:span text:style-name="T2"> com.nyanko.andengineontour;</text:span></text:p>
      <text:p text:style-name="P7"/>
      <text:p text:style-name="P6"><text:span text:style-name="T1">import</text:span><text:span text:style-name="T2"> org.andengine.opengl.shader.ShaderProgram;</text:span></text:p>
      <text:p text:style-name="P7"/>
      <text:p text:style-name="P6"><text:span text:style-name="T1">import</text:span><text:span text:style-name="T2"> android.opengl.GLES20;</text:span></text:p>
      <text:p text:style-name="P7"/>
      <text:p text:style-name="P6"><text:span text:style-name="T1">public</text:span><text:span text:style-name="T2"> </text:span><text:span text:style-name="T1">class</text:span><text:span text:style-name="T2"> ShaderProgram3D </text:span><text:span text:style-name="T1">extends</text:span><text:span text:style-name="T2"> ShaderProgram {</text:span></text:p>
      <text:p text:style-name="P6"><text:span text:style-name="T2"><text:tab/></text:span><text:span text:style-name="T1">private</text:span><text:span text:style-name="T2"> String </text:span><text:span text:style-name="T4">vertexShaderCode</text:span><text:span text:style-name="T2">;</text:span></text:p>
      <text:p text:style-name="P6"><text:span text:style-name="T2"><text:tab/></text:span><text:span text:style-name="T1">private</text:span><text:span text:style-name="T2"> String </text:span><text:span text:style-name="T4">fragmentShaderCode</text:span><text:span text:style-name="T2">;</text:span></text:p>
      <text:p text:style-name="P7"/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VertexShaderId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FragmentShaderId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ShaderProgramId</text:span><text:span text:style-name="T2">;</text:span></text:p>
      <text:p text:style-name="P7"/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PositionAttribId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NormalAttribId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UvAttribId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ActorToViewMatrixId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4">glViewToProjectionMatrixId</text:span><text:span text:style-name="T2">;</text:span></text:p>
      <text:p text:style-name="P7"/>
      <text:p text:style-name="P6"><text:span text:style-name="T2"><text:tab/></text:span><text:span text:style-name="T1">private</text:span><text:span text:style-name="T2"> </text:span><text:span text:style-name="T1">boolean</text:span><text:span text:style-name="T2"> </text:span><text:span text:style-name="T4">glSynced</text:span><text:span text:style-name="T2">;</text:span></text:p>
      <text:p text:style-name="P7"/>
      <text:p text:style-name="P6"><text:span text:style-name="T2"><text:tab/></text:span><text:span text:style-name="T1">public</text:span><text:span text:style-name="T2"> ShaderProgram3D(</text:span><text:span text:style-name="T1">final</text:span><text:span text:style-name="T2"> String pVertexShaderSource, </text:span><text:span text:style-name="T1">final</text:span><text:span text:style-name="T2"> String pFragmentShaderSource) {</text:span></text:p>
      <text:p text:style-name="P6"><text:span text:style-name="T2"><text:tab/><text:tab/></text:span><text:span text:style-name="T1">super</text:span><text:span text:style-name="T2">(pVertexShaderSource, pFragmentShaderSource);</text:span></text:p>
      <text:p text:style-name="P6"><text:soft-page-break/><text:span text:style-name="T2"><text:tab/><text:tab/></text:span><text:span text:style-name="T4">vertexShaderCode</text:span><text:span text:style-name="T2"> = pVertexShaderSource;</text:span></text:p>
      <text:p text:style-name="P6"><text:span text:style-name="T2"><text:tab/><text:tab/></text:span><text:span text:style-name="T4">fragmentShaderCode</text:span><text:span text:style-name="T2"> = pFragmentShaderSource;</text:span></text:p>
      <text:p text:style-name="P7"/>
      <text:p text:style-name="P6"><text:span text:style-name="T2"><text:tab/><text:tab/></text:span><text:span text:style-name="T4">glVertexShaderId</text:span><text:span text:style-name="T2"> = 0;</text:span></text:p>
      <text:p text:style-name="P6"><text:span text:style-name="T2"><text:tab/><text:tab/></text:span><text:span text:style-name="T4">glFragmentShaderId</text:span><text:span text:style-name="T2"> = 0;</text:span></text:p>
      <text:p text:style-name="P6"><text:span text:style-name="T2"><text:tab/><text:tab/></text:span><text:span text:style-name="T4">glShaderProgramId</text:span><text:span text:style-name="T2"> = 0;</text:span></text:p>
      <text:p text:style-name="P6"><text:span text:style-name="T2"><text:tab/><text:tab/></text:span><text:span text:style-name="T4">glSynced</text:span><text:span text:style-name="T2"> = </text:span><text:span text:style-name="T1">false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void</text:span><text:span text:style-name="T2"> setVertexShaderCode(String code) {</text:span></text:p>
      <text:p text:style-name="P6"><text:span text:style-name="T2"><text:tab/><text:tab/></text:span><text:span text:style-name="T4">vertexShaderCode</text:span><text:span text:style-name="T2"> = code;</text:span></text:p>
      <text:p text:style-name="P6"><text:span text:style-name="T2"><text:tab/><text:tab/></text:span><text:span text:style-name="T4">glSynced</text:span><text:span text:style-name="T2"> = </text:span><text:span text:style-name="T1">false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String getVertexShaderCode() {</text:span></text:p>
      <text:p text:style-name="P6"><text:span text:style-name="T2"><text:tab/><text:tab/></text:span><text:span text:style-name="T1">return</text:span><text:span text:style-name="T2"> </text:span><text:span text:style-name="T4">vertexShaderCode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void</text:span><text:span text:style-name="T2"> setFragmentShaderCode(String code) {</text:span></text:p>
      <text:p text:style-name="P6"><text:span text:style-name="T2"><text:tab/><text:tab/></text:span><text:span text:style-name="T4">fragmentShaderCode</text:span><text:span text:style-name="T2"> = code;</text:span></text:p>
      <text:p text:style-name="P6"><text:span text:style-name="T2"><text:tab/><text:tab/></text:span><text:span text:style-name="T4">glSynced</text:span><text:span text:style-name="T2"> = </text:span><text:span text:style-name="T1">false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String getFragmentShaderCode() {</text:span></text:p>
      <text:p text:style-name="P6"><text:span text:style-name="T2"><text:tab/><text:tab/></text:span><text:span text:style-name="T1">return</text:span><text:span text:style-name="T2"> </text:span><text:span text:style-name="T4">fragmentShaderCode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int</text:span><text:span text:style-name="T2"> getGlPositionAttribId() {</text:span></text:p>
      <text:p text:style-name="P6"><text:span text:style-name="T2"><text:tab/><text:tab/></text:span><text:span text:style-name="T1">return</text:span><text:span text:style-name="T2"> </text:span><text:span text:style-name="T4">glPositionAttribId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int</text:span><text:span text:style-name="T2"> getGlNormalAttribId() {</text:span></text:p>
      <text:p text:style-name="P6"><text:span text:style-name="T2"><text:tab/><text:tab/></text:span><text:span text:style-name="T1">return</text:span><text:span text:style-name="T2"> </text:span><text:span text:style-name="T4">glNormalAttribId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int</text:span><text:span text:style-name="T2"> getGlUvAttribId() {</text:span></text:p>
      <text:p text:style-name="P6"><text:span text:style-name="T2"><text:tab/><text:tab/></text:span><text:span text:style-name="T1">return</text:span><text:span text:style-name="T2"> </text:span><text:span text:style-name="T4">glUvAttribId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int</text:span><text:span text:style-name="T2"> getGlActorToViewMatrixId() {</text:span></text:p>
      <text:p text:style-name="P6"><text:span text:style-name="T2"><text:tab/><text:tab/></text:span><text:span text:style-name="T1">return</text:span><text:span text:style-name="T2"> </text:span><text:span text:style-name="T4">glActorToViewMatrixId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int</text:span><text:span text:style-name="T2"> getGlViewToProjectionMatrixId() {</text:span></text:p>
      <text:p text:style-name="P6"><text:span text:style-name="T2"><text:tab/><text:tab/></text:span><text:span text:style-name="T1">return</text:span><text:span text:style-name="T2"> </text:span><text:span text:style-name="T4">glViewToProjectionMatrixId</text:span><text:span text:style-name="T2">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tDirtyOnHardware() {</text:span></text:p>
      <text:p text:style-name="P6"><text:span text:style-name="T2"><text:tab/><text:tab/></text:span><text:span text:style-name="T4">glSynced</text:span><text:span text:style-name="T2"> = </text:span><text:span text:style-name="T1">false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void</text:span><text:span text:style-name="T2"> bind() {</text:span></text:p>
      <text:p text:style-name="P6"><text:span text:style-name="T2"><text:tab/><text:tab/></text:span><text:span text:style-name="T1">if</text:span><text:span text:style-name="T2"> (!</text:span><text:span text:style-name="T4">glSynced</text:span><text:span text:style-name="T2">) {</text:span></text:p>
      <text:p text:style-name="P6"><text:span text:style-name="T2"><text:tab/><text:tab/><text:tab/></text:span><text:span text:style-name="T1">if</text:span><text:span text:style-name="T2"> (</text:span><text:span text:style-name="T4">vertexShaderCode</text:span><text:span text:style-name="T2"> == </text:span><text:span text:style-name="T1">null</text:span><text:span text:style-name="T2"> || </text:span><text:span text:style-name="T4">fragmentShaderCode</text:span><text:span text:style-name="T2"> == </text:span><text:span text:style-name="T1">null</text:span><text:span text:style-name="T2">) {</text:span></text:p>
      <text:p text:style-name="P6"><text:span text:style-name="T2"><text:tab/><text:tab/><text:tab/><text:tab/></text:span><text:span text:style-name="T6">// ERROR</text:span></text:p>
      <text:p text:style-name="P6"><text:span text:style-name="T2"><text:tab/><text:tab/><text:tab/><text:tab/></text:span><text:span text:style-name="T1">return</text:span><text:span text:style-name="T2">;</text:span></text:p>
      <text:p text:style-name="P6"><text:span text:style-name="T2"><text:tab/><text:tab/><text:tab/>}</text:span></text:p>
      <text:p text:style-name="P7"/>
      <text:p text:style-name="P6"><text:span text:style-name="T2"><text:tab/><text:tab/><text:tab/></text:span><text:span text:style-name="T1">if</text:span><text:span text:style-name="T2"> (</text:span><text:span text:style-name="T4">glVertexShaderId</text:span><text:span text:style-name="T2"> != 0) {</text:span></text:p>
      <text:p text:style-name="P6"><text:span text:style-name="T2"><text:tab/><text:tab/><text:tab/><text:tab/>GLES20.</text:span><text:span text:style-name="T3">glDeleteShader</text:span><text:span text:style-name="T2">(</text:span><text:span text:style-name="T4">glVertexShaderId</text:span><text:span text:style-name="T2">);</text:span></text:p>
      <text:p text:style-name="P6"><text:span text:style-name="T2"><text:tab/><text:tab/><text:tab/><text:tab/></text:span><text:span text:style-name="T4">glVertexShaderId</text:span><text:span text:style-name="T2"> = 0;</text:span></text:p>
      <text:p text:style-name="P6"><text:span text:style-name="T2"><text:tab/><text:tab/><text:tab/>}</text:span></text:p>
      <text:p text:style-name="P7"><text:soft-page-break/></text:p>
      <text:p text:style-name="P6"><text:span text:style-name="T2"><text:tab/><text:tab/><text:tab/></text:span><text:span text:style-name="T1">if</text:span><text:span text:style-name="T2"> (</text:span><text:span text:style-name="T4">glFragmentShaderId</text:span><text:span text:style-name="T2"> != 0) {</text:span></text:p>
      <text:p text:style-name="P6"><text:span text:style-name="T2"><text:tab/><text:tab/><text:tab/><text:tab/>GLES20.</text:span><text:span text:style-name="T3">glDeleteShader</text:span><text:span text:style-name="T2">(</text:span><text:span text:style-name="T4">glFragmentShaderId</text:span><text:span text:style-name="T2">);</text:span></text:p>
      <text:p text:style-name="P6"><text:span text:style-name="T2"><text:tab/><text:tab/><text:tab/><text:tab/></text:span><text:span text:style-name="T4">glFragmentShaderId</text:span><text:span text:style-name="T2"> = 0;</text:span></text:p>
      <text:p text:style-name="P6"><text:span text:style-name="T2"><text:tab/><text:tab/><text:tab/>}</text:span></text:p>
      <text:p text:style-name="P7"/>
      <text:p text:style-name="P6"><text:span text:style-name="T2"><text:tab/><text:tab/><text:tab/></text:span><text:span text:style-name="T1">if</text:span><text:span text:style-name="T2"> (</text:span><text:span text:style-name="T4">glShaderProgramId</text:span><text:span text:style-name="T2"> != 0) {</text:span></text:p>
      <text:p text:style-name="P6"><text:span text:style-name="T2"><text:tab/><text:tab/><text:tab/><text:tab/>GLES20.</text:span><text:span text:style-name="T3">glDeleteProgram</text:span><text:span text:style-name="T2">(</text:span><text:span text:style-name="T4">glShaderProgramId</text:span><text:span text:style-name="T2">);</text:span></text:p>
      <text:p text:style-name="P6"><text:span text:style-name="T2"><text:tab/><text:tab/><text:tab/><text:tab/></text:span><text:span text:style-name="T4">glShaderProgramId</text:span><text:span text:style-name="T2"> = 0;</text:span></text:p>
      <text:p text:style-name="P6"><text:span text:style-name="T2"><text:tab/><text:tab/><text:tab/>}</text:span></text:p>
      <text:p text:style-name="P7"/>
      <text:p text:style-name="P6"><text:span text:style-name="T2"><text:tab/><text:tab/><text:tab/></text:span><text:span text:style-name="T4">glVertexShaderId</text:span><text:span text:style-name="T2"> = GLES20.</text:span><text:span text:style-name="T3">glCreateShader</text:span><text:span text:style-name="T2">(GLES20.</text:span><text:span text:style-name="T5">GL_VERTEX_SHADER</text:span><text:span text:style-name="T2">);</text:span></text:p>
      <text:p text:style-name="P6"><text:span text:style-name="T2"><text:tab/><text:tab/><text:tab/>GLES20.</text:span><text:span text:style-name="T3">glShaderSource</text:span><text:span text:style-name="T2">(</text:span><text:span text:style-name="T4">glVertexShaderId</text:span><text:span text:style-name="T2">, </text:span><text:span text:style-name="T4">vertexShaderCode</text:span><text:span text:style-name="T2">);</text:span></text:p>
      <text:p text:style-name="P6"><text:span text:style-name="T2"><text:tab/><text:tab/><text:tab/>GLES20.</text:span><text:span text:style-name="T3">glCompileShader</text:span><text:span text:style-name="T2">(</text:span><text:span text:style-name="T4">glVertexShaderId</text:span><text:span text:style-name="T2">);</text:span></text:p>
      <text:p text:style-name="P6"><text:span text:style-name="T2"><text:tab/><text:tab/><text:tab/></text:span></text:p>
      <text:p text:style-name="P6"><text:span text:style-name="T2"><text:tab/><text:tab/><text:tab/></text:span><text:span text:style-name="T4">glFragmentShaderId</text:span><text:span text:style-name="T2"> = GLES20</text:span></text:p>
      <text:p text:style-name="P6"><text:span text:style-name="T2"><text:tab/><text:tab/><text:tab/><text:tab/><text:tab/>.</text:span><text:span text:style-name="T3">glCreateShader</text:span><text:span text:style-name="T2">(GLES20.</text:span><text:span text:style-name="T5">GL_FRAGMENT_SHADER</text:span><text:span text:style-name="T2">);</text:span></text:p>
      <text:p text:style-name="P6"><text:span text:style-name="T2"><text:tab/><text:tab/><text:tab/>GLES20.</text:span><text:span text:style-name="T3">glShaderSource</text:span><text:span text:style-name="T2">(</text:span><text:span text:style-name="T4">glFragmentShaderId</text:span><text:span text:style-name="T2">, </text:span><text:span text:style-name="T4">fragmentShaderCode</text:span><text:span text:style-name="T2">);</text:span></text:p>
      <text:p text:style-name="P6"><text:span text:style-name="T2"><text:tab/><text:tab/><text:tab/>GLES20.</text:span><text:span text:style-name="T3">glCompileShader</text:span><text:span text:style-name="T2">(</text:span><text:span text:style-name="T4">glFragmentShaderId</text:span><text:span text:style-name="T2">);</text:span></text:p>
      <text:p text:style-name="P7"/>
      <text:p text:style-name="P6"><text:span text:style-name="T2"><text:tab/><text:tab/><text:tab/></text:span><text:span text:style-name="T4">glShaderProgramId</text:span><text:span text:style-name="T2"> = GLES20.</text:span><text:span text:style-name="T3">glCreateProgram</text:span><text:span text:style-name="T2">();</text:span></text:p>
      <text:p text:style-name="P6"><text:span text:style-name="T2"><text:tab/><text:tab/><text:tab/>GLES20.</text:span><text:span text:style-name="T3">glAttachShader</text:span><text:span text:style-name="T2">(</text:span><text:span text:style-name="T4">glShaderProgramId</text:span><text:span text:style-name="T2">, </text:span><text:span text:style-name="T4">glVertexShaderId</text:span><text:span text:style-name="T2">);</text:span></text:p>
      <text:p text:style-name="P6"><text:span text:style-name="T2"><text:tab/><text:tab/><text:tab/>GLES20.</text:span><text:span text:style-name="T3">glAttachShader</text:span><text:span text:style-name="T2">(</text:span><text:span text:style-name="T4">glShaderProgramId</text:span><text:span text:style-name="T2">, </text:span><text:span text:style-name="T4">glFragmentShaderId</text:span><text:span text:style-name="T2">);</text:span></text:p>
      <text:p text:style-name="P6"><text:span text:style-name="T2"><text:tab/><text:tab/><text:tab/>GLES20.</text:span><text:span text:style-name="T3">glLinkProgram</text:span><text:span text:style-name="T2">(</text:span><text:span text:style-name="T4">glShaderProgramId</text:span><text:span text:style-name="T2">);</text:span></text:p>
      <text:p text:style-name="P7"/>
      <text:p text:style-name="P6"><text:span text:style-name="T2"><text:tab/><text:tab/><text:tab/></text:span><text:span text:style-name="T4">glPositionAttribId</text:span><text:span text:style-name="T2"> = GLES20.</text:span><text:span text:style-name="T3">glGetAttribLocation</text:span><text:span text:style-name="T2">(</text:span><text:span text:style-name="T4">glShaderProgramId</text:span><text:span text:style-name="T2">,</text:span></text:p>
      <text:p text:style-name="P6"><text:span text:style-name="T2"><text:tab/><text:tab/><text:tab/><text:tab/><text:tab/></text:span><text:span text:style-name="T7">"positionAttrib"</text:span><text:span text:style-name="T2">); </text:span></text:p>
      <text:p text:style-name="P6"><text:span text:style-name="T2"><text:tab/><text:tab/><text:tab/></text:span><text:span text:style-name="T4">glNormalAttribId</text:span><text:span text:style-name="T2"> = GLES20.</text:span><text:span text:style-name="T3">glGetAttribLocation</text:span><text:span text:style-name="T2">(</text:span><text:span text:style-name="T4">glShaderProgramId</text:span><text:span text:style-name="T2">,</text:span></text:p>
      <text:p text:style-name="P6"><text:span text:style-name="T2"><text:tab/><text:tab/><text:tab/><text:tab/><text:tab/></text:span><text:span text:style-name="T7">"normalAttrib"</text:span><text:span text:style-name="T2">);</text:span></text:p>
      <text:p text:style-name="P6"><text:span text:style-name="T2"><text:tab/><text:tab/><text:tab/></text:span><text:span text:style-name="T4">glUvAttribId</text:span><text:span text:style-name="T2"> = GLES20.</text:span><text:span text:style-name="T3">glGetAttribLocation</text:span><text:span text:style-name="T2">(</text:span><text:span text:style-name="T4">glShaderProgramId</text:span><text:span text:style-name="T2">, </text:span><text:span text:style-name="T7">"uvAttrib"</text:span><text:span text:style-name="T2">);</text:span></text:p>
      <text:p text:style-name="P7"/>
      <text:p text:style-name="P6"><text:span text:style-name="T2"><text:tab/><text:tab/><text:tab/></text:span><text:span text:style-name="T4">glActorToViewMatrixId</text:span><text:span text:style-name="T2"> = GLES20.</text:span><text:span text:style-name="T3">glGetUniformLocation</text:span><text:span text:style-name="T2">(</text:span><text:span text:style-name="T4">glShaderProgramId</text:span><text:span text:style-name="T2">,</text:span></text:p>
      <text:p text:style-name="P6"><text:span text:style-name="T2"><text:tab/><text:tab/><text:tab/><text:tab/><text:tab/></text:span><text:span text:style-name="T7">"actorToViewMatrix"</text:span><text:span text:style-name="T2">);</text:span></text:p>
      <text:p text:style-name="P6"><text:span text:style-name="T2"><text:tab/><text:tab/><text:tab/></text:span><text:span text:style-name="T4">glViewToProjectionMatrixId</text:span><text:span text:style-name="T2"> = GLES20.</text:span><text:span text:style-name="T3">glGetUniformLocation</text:span><text:span text:style-name="T2">(</text:span><text:span text:style-name="T4">glShaderProgramId</text:span><text:span text:style-name="T2">,</text:span></text:p>
      <text:p text:style-name="P6"><text:span text:style-name="T2"><text:tab/><text:tab/><text:tab/><text:tab/><text:tab/></text:span><text:span text:style-name="T7">"viewToProjectionMatrix"</text:span><text:span text:style-name="T2">);</text:span></text:p>
      <text:p text:style-name="P7"/>
      <text:p text:style-name="P6"><text:span text:style-name="T2"><text:tab/><text:tab/><text:tab/></text:span><text:span text:style-name="T4">glSynced</text:span><text:span text:style-name="T2"> = </text:span><text:span text:style-name="T1">true</text:span><text:span text:style-name="T2">;</text:span></text:p>
      <text:p text:style-name="P6"><text:span text:style-name="T2"><text:tab/><text:tab/>}</text:span></text:p>
      <text:p text:style-name="P7"/>
      <text:p text:style-name="P6"><text:span text:style-name="T2"><text:tab/><text:tab/>GLES20.</text:span><text:span text:style-name="T3">glUseProgram</text:span><text:span text:style-name="T2">(</text:span><text:span text:style-name="T4">glShaderProgramId</text:span><text:span text:style-name="T2">)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void</text:span><text:span text:style-name="T2"> unbind() {</text:span></text:p>
      <text:p text:style-name="P6"><text:span text:style-name="T2"><text:tab/><text:tab/>GLES20.</text:span><text:span text:style-name="T3">glUseProgram</text:span><text:span text:style-name="T2">(0);</text:span></text:p>
      <text:p text:style-name="P6"><text:span text:style-name="T2"><text:tab/>}</text:span></text:p>
      <text:p text:style-name="P6"><text:span text:style-name="T2">}</text:span></text:p>
      <text:p text:style-name="P5"/>
      <text:p text:style-name="P5"/>
      <text:h text:style-name="Heading_20_1" text:outline-level="1">Mesh3D.java</text:h>
      <text:p text:style-name="P5"/>
      <text:p text:style-name="P5">package com.nyanko.andengineontour;</text:p>
      <text:p text:style-name="P5"/>
      <text:p text:style-name="P5">import java.nio.ByteBuffer;</text:p>
      <text:p text:style-name="P5">import java.nio.ByteOrder;</text:p>
      <text:p text:style-name="P5">import java.nio.FloatBuffer;</text:p>
      <text:p text:style-name="P5"><text:soft-page-break/>import java.nio.ShortBuffer;</text:p>
      <text:p text:style-name="P5">import android.opengl.GLES20;</text:p>
      <text:p text:style-name="P5"/>
      <text:p text:style-name="P5">public class Mesh3D {</text:p>
      <text:p text:style-name="P5"><text:tab/>private ShortBuffer indexBuffer;</text:p>
      <text:p text:style-name="P5"><text:tab/>private int numIndices;</text:p>
      <text:p text:style-name="P5"/>
      <text:p text:style-name="P5"><text:tab/>private FloatBuffer vertexBuffer;</text:p>
      <text:p text:style-name="P5"><text:tab/>private int numVertices;</text:p>
      <text:p text:style-name="P5"/>
      <text:p text:style-name="P5"><text:tab/>private int glIndexBufferId;</text:p>
      <text:p text:style-name="P5"><text:tab/>private int glVertexBufferId;</text:p>
      <text:p text:style-name="P5"><text:tab/>private boolean glSynced;</text:p>
      <text:p text:style-name="P5"/>
      <text:p text:style-name="P5"><text:tab/>public Mesh3D() {</text:p>
      <text:p text:style-name="P5"><text:tab/><text:tab/>indexBuffer = null;</text:p>
      <text:p text:style-name="P5"><text:tab/><text:tab/>vertexBuffer = null;</text:p>
      <text:p text:style-name="P5"><text:tab/><text:tab/>numIndices = 0;</text:p>
      <text:p text:style-name="P5"><text:tab/><text:tab/>numVertices = 0;</text:p>
      <text:p text:style-name="P5"/>
      <text:p text:style-name="P5"><text:tab/><text:tab/>glIndexBufferId = 0;</text:p>
      <text:p text:style-name="P5"><text:tab/><text:tab/>glVertexBufferId = 0;</text:p>
      <text:p text:style-name="P5"><text:tab/><text:tab/>glSynced = false;</text:p>
      <text:p text:style-name="P5"><text:tab/>}</text:p>
      <text:p text:style-name="P5"/>
      <text:p text:style-name="P5"><text:tab/>public void setIndices(short[] indexArray) {</text:p>
      <text:p text:style-name="P5"><text:tab/><text:tab/>numIndices = indexArray.length;</text:p>
      <text:p text:style-name="P5"/>
      <text:p text:style-name="P5"><text:tab/><text:tab/>ByteBuffer byteBuffer = ByteBuffer.allocateDirect(2 * numIndices);</text:p>
      <text:p text:style-name="P5"><text:tab/><text:tab/>byteBuffer.order(ByteOrder.nativeOrder());</text:p>
      <text:p text:style-name="P5"/>
      <text:p text:style-name="P5"><text:tab/><text:tab/>indexBuffer = byteBuffer.asShortBuffer();</text:p>
      <text:p text:style-name="P5"><text:tab/><text:tab/>indexBuffer.put(indexArray);</text:p>
      <text:p text:style-name="P5"><text:tab/><text:tab/>indexBuffer.position(0);</text:p>
      <text:p text:style-name="P5"/>
      <text:p text:style-name="P5"><text:tab/><text:tab/>glSynced = false;</text:p>
      <text:p text:style-name="P5"><text:tab/>}</text:p>
      <text:p text:style-name="P5"/>
      <text:p text:style-name="P5"><text:tab/>public ShortBuffer getIndexBuffer() {</text:p>
      <text:p text:style-name="P5"><text:tab/><text:tab/>return indexBuffer;</text:p>
      <text:p text:style-name="P5"><text:tab/>}</text:p>
      <text:p text:style-name="P5"/>
      <text:p text:style-name="P5"><text:tab/>public int getNumIndices() {</text:p>
      <text:p text:style-name="P5"><text:tab/><text:tab/>return numIndices;</text:p>
      <text:p text:style-name="P5"><text:tab/>}</text:p>
      <text:p text:style-name="P5"/>
      <text:p text:style-name="P5"><text:tab/>public void setVertices(float[] positionArray, float[] normalArray,</text:p>
      <text:p text:style-name="P5"><text:tab/><text:tab/><text:tab/>float[] uvArray) {</text:p>
      <text:p text:style-name="P5"><text:tab/><text:tab/>numVertices = positionArray.length / 3;</text:p>
      <text:p text:style-name="P5"/>
      <text:p text:style-name="P5"><text:tab/><text:tab/>float[] interleavedArray = new float[8 * numVertices];</text:p>
      <text:p text:style-name="P5"/>
      <text:p text:style-name="P5"><text:soft-page-break/><text:tab/><text:tab/>for (int i = 0; i &lt; numVertices; i++) {</text:p>
      <text:p text:style-name="P5"><text:tab/><text:tab/><text:tab/>interleavedArray[8 * i + 0] = positionArray[3 * i + 0];</text:p>
      <text:p text:style-name="P5"><text:tab/><text:tab/><text:tab/>interleavedArray[8 * i + 1] = positionArray[3 * i + 1];</text:p>
      <text:p text:style-name="P5"><text:tab/><text:tab/><text:tab/>interleavedArray[8 * i + 2] = positionArray[3 * i + 2];</text:p>
      <text:p text:style-name="P5"/>
      <text:p text:style-name="P5"><text:tab/><text:tab/><text:tab/>interleavedArray[8 * i + 3] = normalArray[3 * i + 0];</text:p>
      <text:p text:style-name="P5"><text:tab/><text:tab/><text:tab/>interleavedArray[8 * i + 4] = normalArray[3 * i + 1];</text:p>
      <text:p text:style-name="P5"><text:tab/><text:tab/><text:tab/>interleavedArray[8 * i + 5] = normalArray[3 * i + 2];</text:p>
      <text:p text:style-name="P5"/>
      <text:p text:style-name="P5"><text:tab/><text:tab/><text:tab/>interleavedArray[8 * i + 6] = uvArray[2 * i + 0];</text:p>
      <text:p text:style-name="P5"><text:tab/><text:tab/><text:tab/>interleavedArray[8 * i + 7] = uvArray[2 * i + 1];</text:p>
      <text:p text:style-name="P5"><text:tab/><text:tab/>}</text:p>
      <text:p text:style-name="P5"/>
      <text:p text:style-name="P5"><text:tab/><text:tab/>ByteBuffer byteBuffer = ByteBuffer.allocateDirect(8 * 4 * numVertices);</text:p>
      <text:p text:style-name="P5"><text:tab/><text:tab/>byteBuffer.order(ByteOrder.nativeOrder());</text:p>
      <text:p text:style-name="P5"/>
      <text:p text:style-name="P5"><text:tab/><text:tab/>vertexBuffer = byteBuffer.asFloatBuffer();</text:p>
      <text:p text:style-name="P5"><text:tab/><text:tab/>vertexBuffer.put(interleavedArray);</text:p>
      <text:p text:style-name="P5"><text:tab/><text:tab/>vertexBuffer.position(0);</text:p>
      <text:p text:style-name="P5"/>
      <text:p text:style-name="P5"><text:tab/><text:tab/>glSynced = false;</text:p>
      <text:p text:style-name="P5"><text:tab/>}</text:p>
      <text:p text:style-name="P5"/>
      <text:p text:style-name="P5"><text:tab/>public FloatBuffer getVertexBuffer() {</text:p>
      <text:p text:style-name="P5"><text:tab/><text:tab/>return vertexBuffer;</text:p>
      <text:p text:style-name="P5"><text:tab/>}</text:p>
      <text:p text:style-name="P5"/>
      <text:p text:style-name="P5"><text:tab/>public int getNumVertices() {</text:p>
      <text:p text:style-name="P5"><text:tab/><text:tab/>return numVertices;</text:p>
      <text:p text:style-name="P5"><text:tab/>}</text:p>
      <text:p text:style-name="P5"><text:tab/></text:p>
      <text:p text:style-name="P5"><text:tab/>public void setDirtyOnHardware() {</text:p>
      <text:p text:style-name="P5"><text:tab/><text:tab/>glSynced = false;</text:p>
      <text:p text:style-name="P5"><text:tab/>}</text:p>
      <text:p text:style-name="P5"/>
      <text:p text:style-name="P5"><text:tab/>public void bind(ShaderProgram3D shaderProgram) {</text:p>
      <text:p text:style-name="P5"><text:tab/><text:tab/>if (!glSynced) {</text:p>
      <text:p text:style-name="P5"><text:tab/><text:tab/><text:tab/>int[] buffer_ids = new int[2];</text:p>
      <text:p text:style-name="P5"/>
      <text:p text:style-name="P5"><text:tab/><text:tab/><text:tab/>if (glIndexBufferId == 0 &amp;&amp; glVertexBufferId == 0) {</text:p>
      <text:p text:style-name="P5"><text:tab/><text:tab/><text:tab/><text:tab/>GLES20.glGenBuffers(2, buffer_ids, 0);</text:p>
      <text:p text:style-name="P5"><text:tab/><text:tab/><text:tab/><text:tab/>glIndexBufferId = buffer_ids[0];</text:p>
      <text:p text:style-name="P5"><text:tab/><text:tab/><text:tab/><text:tab/>glVertexBufferId = buffer_ids[1];</text:p>
      <text:p text:style-name="P5"><text:tab/><text:tab/><text:tab/>}</text:p>
      <text:p text:style-name="P5"/>
      <text:p text:style-name="P5"><text:tab/><text:tab/><text:tab/>GLES20.glBindBuffer(GLES20.GL_ELEMENT_ARRAY_BUFFER, glIndexBufferId);</text:p>
      <text:p text:style-name="P5"><text:tab/><text:tab/><text:tab/>GLES20.glBufferData(GLES20.GL_ELEMENT_ARRAY_BUFFER,</text:p>
      <text:p text:style-name="P5"><text:tab/><text:tab/><text:tab/><text:tab/><text:tab/>2 * indexBuffer.capacity(), indexBuffer,</text:p>
      <text:p text:style-name="P5"><text:tab/><text:tab/><text:tab/><text:tab/><text:tab/>GLES20.GL_STATIC_DRAW);</text:p>
      <text:p text:style-name="P5"/>
      <text:p text:style-name="P5"><text:tab/><text:tab/><text:tab/>GLES20.glBindBuffer(GLES20.GL_ARRAY_BUFFER, glVertexBufferId);</text:p>
      <text:p text:style-name="P5"><text:soft-page-break/><text:tab/><text:tab/><text:tab/>GLES20.glBufferData(GLES20.GL_ARRAY_BUFFER,</text:p>
      <text:p text:style-name="P5"><text:tab/><text:tab/><text:tab/><text:tab/><text:tab/>4 * vertexBuffer.capacity(), vertexBuffer,</text:p>
      <text:p text:style-name="P5"><text:tab/><text:tab/><text:tab/><text:tab/><text:tab/>GLES20.GL_STATIC_DRAW);</text:p>
      <text:p text:style-name="P5"/>
      <text:p text:style-name="P5"><text:tab/><text:tab/><text:tab/>glSynced = true;</text:p>
      <text:p text:style-name="P5"><text:tab/><text:tab/>}</text:p>
      <text:p text:style-name="P5"/>
      <text:p text:style-name="P5"><text:tab/><text:tab/>GLES20.glBindBuffer(GLES20.GL_ELEMENT_ARRAY_BUFFER, glIndexBufferId);</text:p>
      <text:p text:style-name="P5"><text:tab/><text:tab/>GLES20.glBindBuffer(GLES20.GL_ARRAY_BUFFER, glVertexBufferId);</text:p>
      <text:p text:style-name="P5"/>
      <text:p text:style-name="P5"><text:tab/><text:tab/>GLES20.glEnableVertexAttribArray(shaderProgram.getGlPositionAttribId());</text:p>
      <text:p text:style-name="P5"><text:tab/><text:tab/>GLES20.glVertexAttribPointer(shaderProgram.getGlPositionAttribId(), 3,</text:p>
      <text:p text:style-name="P5"><text:tab/><text:tab/><text:tab/><text:tab/>GLES20.GL_FLOAT, false, 8 * 4, 0);</text:p>
      <text:p text:style-name="P5"/>
      <text:p text:style-name="P5"><text:tab/><text:tab/>GLES20.glEnableVertexAttribArray(shaderProgram.getGlNormalAttribId());</text:p>
      <text:p text:style-name="P5"><text:tab/><text:tab/>GLES20.glVertexAttribPointer(shaderProgram.getGlNormalAttribId(), 3,</text:p>
      <text:p text:style-name="P5"><text:tab/><text:tab/><text:tab/><text:tab/>GLES20.GL_FLOAT, false, 8 * 4, 3 * 4);</text:p>
      <text:p text:style-name="P5"/>
      <text:p text:style-name="P5"><text:tab/><text:tab/>GLES20.glEnableVertexAttribArray(shaderProgram.getGlUvAttribId());</text:p>
      <text:p text:style-name="P5"><text:tab/><text:tab/>GLES20.glVertexAttribPointer(shaderProgram.getGlUvAttribId(), 2,</text:p>
      <text:p text:style-name="P5"><text:tab/><text:tab/><text:tab/><text:tab/>GLES20.GL_FLOAT, false, 8 * 4, 6 * 4);</text:p>
      <text:p text:style-name="P5"><text:tab/>}</text:p>
      <text:p text:style-name="P5"/>
      <text:p text:style-name="P5"><text:tab/>public void unbind(ShaderProgram3D shaderProgram) {</text:p>
      <text:p text:style-name="P5"><text:tab/><text:tab/>GLES20.glDisableVertexAttribArray(shaderProgram.getGlPositionAttribId());</text:p>
      <text:p text:style-name="P5"><text:tab/><text:tab/>GLES20.glDisableVertexAttribArray(shaderProgram.getGlNormalAttribId());</text:p>
      <text:p text:style-name="P5"><text:tab/><text:tab/>GLES20.glDisableVertexAttribArray(shaderProgram.getGlUvAttribId());</text:p>
      <text:p text:style-name="P5"/>
      <text:p text:style-name="P5"><text:tab/><text:tab/>GLES20.glBindBuffer(GLES20.GL_ELEMENT_ARRAY_BUFFER, 0);</text:p>
      <text:p text:style-name="P5"><text:tab/><text:tab/>GLES20.glBindBuffer(GLES20.GL_ARRAY_BUFFER, 0);</text:p>
      <text:p text:style-name="P5"><text:tab/>}</text:p>
      <text:p text:style-name="P5">}</text:p>
      <text:p text:style-name="P5"/>
      <text:p text:style-name="P5"/>
      <text:h text:style-name="Heading_20_1" text:outline-level="1">Camera3D.java</text:h>
      <text:p text:style-name="P5"/>
      <text:p text:style-name="P5"><text:span text:style-name="T1">package</text:span><text:span text:style-name="T2"> com.nyanko.andengineontour;</text:span></text:p>
      <text:p text:style-name="P7"/>
      <text:p text:style-name="P6"><text:span text:style-name="T1">import</text:span><text:span text:style-name="T2"> android.opengl.Matrix;</text:span></text:p>
      <text:p text:style-name="P7"/>
      <text:p text:style-name="P6"><text:span text:style-name="T1">public</text:span><text:span text:style-name="T2"> </text:span><text:span text:style-name="T1">class</text:span><text:span text:style-name="T2"> Camera3D {</text:span></text:p>
      <text:p text:style-name="P6"><text:span text:style-name="T2"><text:tab/></text:span><text:span text:style-name="T1">private</text:span><text:span text:style-name="T2"> </text:span><text:span text:style-name="T1">float</text:span><text:span text:style-name="T2">[] </text:span><text:span text:style-name="T4">worldToViewMatrix</text:span><text:span text:style-name="T2">; </text:span><text:span text:style-name="T6">// Note: column major to work with OpenGL ES functions</text:span></text:p>
      <text:p text:style-name="P6"><text:span text:style-name="T2"><text:tab/></text:span><text:span text:style-name="T1">private</text:span><text:span text:style-name="T2"> </text:span><text:span text:style-name="T1">float</text:span><text:span text:style-name="T2">[] </text:span><text:span text:style-name="T4">viewToWorldMatrix</text:span><text:span text:style-name="T2">;</text:span></text:p>
      <text:p text:style-name="P7"/>
      <text:p text:style-name="P6"><text:span text:style-name="T2"><text:tab/></text:span><text:span text:style-name="T1">public</text:span><text:span text:style-name="T2"> Camera3D() {</text:span></text:p>
      <text:p text:style-name="P6"><text:span text:style-name="T2"><text:tab/><text:tab/></text:span><text:span text:style-name="T4">worldToViewMatrix</text:span><text:span text:style-name="T2"> = </text:span><text:span text:style-name="T1">new</text:span><text:span text:style-name="T2"> </text:span><text:span text:style-name="T1">float</text:span><text:span text:style-name="T2">[16];</text:span></text:p>
      <text:p text:style-name="P6"><text:span text:style-name="T2"><text:tab/><text:tab/></text:span><text:span text:style-name="T4">viewToWorldMatrix</text:span><text:span text:style-name="T2"> = </text:span><text:span text:style-name="T1">new</text:span><text:span text:style-name="T2"> </text:span><text:span text:style-name="T1">float</text:span><text:span text:style-name="T2">[16];</text:span></text:p>
      <text:p text:style-name="P7"/>
      <text:p text:style-name="P6"><text:span text:style-name="T2"><text:tab/><text:tab/>Matrix.</text:span><text:span text:style-name="T3">setIdentityM</text:span><text:span text:style-name="T2">(</text:span><text:span text:style-name="T4">worldToViewMatrix</text:span><text:span text:style-name="T2">, 0);</text:span></text:p>
      <text:p text:style-name="P6"><text:span text:style-name="T2"><text:tab/><text:tab/>Matrix.</text:span><text:span text:style-name="T3">setIdentityM</text:span><text:span text:style-name="T2">(</text:span><text:span text:style-name="T4">viewToWorldMatrix</text:span><text:span text:style-name="T2">, 0);</text:span></text:p>
      <text:p text:style-name="P6"><text:span text:style-name="T2"><text:tab/>}</text:span></text:p>
      <text:p text:style-name="P7"><text:soft-page-break/></text:p>
      <text:p text:style-name="P6"><text:span text:style-name="T2"><text:tab/></text:span><text:span text:style-name="T1">public</text:span><text:span text:style-name="T2"> </text:span><text:span text:style-name="T1">void</text:span><text:span text:style-name="T2"> setPosition(</text:span><text:span text:style-name="T1">float</text:span><text:span text:style-name="T2">[] position) {</text:span></text:p>
      <text:p text:style-name="P6"><text:span text:style-name="T2"><text:tab/><text:tab/></text:span><text:span text:style-name="T4">worldToViewMatrix</text:span><text:span text:style-name="T2">[12] = position[0];</text:span></text:p>
      <text:p text:style-name="P6"><text:span text:style-name="T2"><text:tab/><text:tab/></text:span><text:span text:style-name="T4">worldToViewMatrix</text:span><text:span text:style-name="T2">[13] = position[1];</text:span></text:p>
      <text:p text:style-name="P6"><text:span text:style-name="T2"><text:tab/><text:tab/></text:span><text:span text:style-name="T4">worldToViewMatrix</text:span><text:span text:style-name="T2">[14] = position[2];</text:span></text:p>
      <text:p text:style-name="P7"/>
      <text:p text:style-name="P6"><text:span text:style-name="T2"><text:tab/><text:tab/>Matrix.</text:span><text:span text:style-name="T3">invertM</text:span><text:span text:style-name="T2">(</text:span><text:span text:style-name="T4">viewToWorldMatrix</text:span><text:span text:style-name="T2">, 0, </text:span><text:span text:style-name="T4">worldToViewMatrix</text:span><text:span text:style-name="T2">, 0)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float</text:span><text:span text:style-name="T2">[] getPosition() {</text:span></text:p>
      <text:p text:style-name="P6"><text:span text:style-name="T2"><text:tab/><text:tab/></text:span><text:span text:style-name="T1">float</text:span><text:span text:style-name="T2">[] position = </text:span><text:span text:style-name="T1">new</text:span><text:span text:style-name="T2"> </text:span><text:span text:style-name="T1">float</text:span><text:span text:style-name="T2">[3];</text:span></text:p>
      <text:p text:style-name="P7"/>
      <text:p text:style-name="P6"><text:span text:style-name="T2"><text:tab/><text:tab/>position[0] = </text:span><text:span text:style-name="T4">worldToViewMatrix</text:span><text:span text:style-name="T2">[12];</text:span></text:p>
      <text:p text:style-name="P6"><text:span text:style-name="T2"><text:tab/><text:tab/>position[1] = </text:span><text:span text:style-name="T4">worldToViewMatrix</text:span><text:span text:style-name="T2">[13];</text:span></text:p>
      <text:p text:style-name="P6"><text:span text:style-name="T2"><text:tab/><text:tab/>position[2] = </text:span><text:span text:style-name="T4">worldToViewMatrix</text:span><text:span text:style-name="T2">[14];</text:span></text:p>
      <text:p text:style-name="P7"/>
      <text:p text:style-name="P6"><text:span text:style-name="T2"><text:tab/><text:tab/></text:span><text:span text:style-name="T1">return</text:span><text:span text:style-name="T2"> position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void</text:span><text:span text:style-name="T2"> setOrientation(</text:span><text:span text:style-name="T1">float</text:span><text:span text:style-name="T2">[] at, </text:span><text:span text:style-name="T1">float</text:span><text:span text:style-name="T2">[] up, </text:span><text:span text:style-name="T1">float</text:span><text:span text:style-name="T2">[] side) {</text:span></text:p>
      <text:p text:style-name="P6"><text:span text:style-name="T2"><text:tab/><text:tab/></text:span><text:span text:style-name="T4">worldToViewMatrix</text:span><text:span text:style-name="T2">[0] = side[0];</text:span></text:p>
      <text:p text:style-name="P6"><text:span text:style-name="T2"><text:tab/><text:tab/></text:span><text:span text:style-name="T4">worldToViewMatrix</text:span><text:span text:style-name="T2">[1] = side[1];</text:span></text:p>
      <text:p text:style-name="P6"><text:span text:style-name="T2"><text:tab/><text:tab/></text:span><text:span text:style-name="T4">worldToViewMatrix</text:span><text:span text:style-name="T2">[2] = side[2];</text:span></text:p>
      <text:p text:style-name="P7"/>
      <text:p text:style-name="P6"><text:span text:style-name="T2"><text:tab/><text:tab/></text:span><text:span text:style-name="T4">worldToViewMatrix</text:span><text:span text:style-name="T2">[4] = up[0];</text:span></text:p>
      <text:p text:style-name="P6"><text:span text:style-name="T2"><text:tab/><text:tab/></text:span><text:span text:style-name="T4">worldToViewMatrix</text:span><text:span text:style-name="T2">[5] = up[1];</text:span></text:p>
      <text:p text:style-name="P6"><text:span text:style-name="T2"><text:tab/><text:tab/></text:span><text:span text:style-name="T4">worldToViewMatrix</text:span><text:span text:style-name="T2">[6] = up[2];</text:span></text:p>
      <text:p text:style-name="P7"/>
      <text:p text:style-name="P6"><text:span text:style-name="T2"><text:tab/><text:tab/></text:span><text:span text:style-name="T4">worldToViewMatrix</text:span><text:span text:style-name="T2">[8] = at[0];</text:span></text:p>
      <text:p text:style-name="P6"><text:span text:style-name="T2"><text:tab/><text:tab/></text:span><text:span text:style-name="T4">worldToViewMatrix</text:span><text:span text:style-name="T2">[9] = at[1];</text:span></text:p>
      <text:p text:style-name="P6"><text:span text:style-name="T2"><text:tab/><text:tab/></text:span><text:span text:style-name="T4">worldToViewMatrix</text:span><text:span text:style-name="T2">[10] = at[2];</text:span></text:p>
      <text:p text:style-name="P7"/>
      <text:p text:style-name="P6"><text:span text:style-name="T2"><text:tab/><text:tab/>Matrix.</text:span><text:span text:style-name="T3">invertM</text:span><text:span text:style-name="T2">(</text:span><text:span text:style-name="T4">viewToWorldMatrix</text:span><text:span text:style-name="T2">, 0, </text:span><text:span text:style-name="T4">worldToViewMatrix</text:span><text:span text:style-name="T2">, 0)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float</text:span><text:span text:style-name="T2">[] getAt() {</text:span></text:p>
      <text:p text:style-name="P6"><text:span text:style-name="T2"><text:tab/><text:tab/></text:span><text:span text:style-name="T1">float</text:span><text:span text:style-name="T2">[] at = </text:span><text:span text:style-name="T1">new</text:span><text:span text:style-name="T2"> </text:span><text:span text:style-name="T1">float</text:span><text:span text:style-name="T2">[3];</text:span></text:p>
      <text:p text:style-name="P7"/>
      <text:p text:style-name="P6"><text:span text:style-name="T2"><text:tab/><text:tab/>at[0] = </text:span><text:span text:style-name="T4">worldToViewMatrix</text:span><text:span text:style-name="T2">[8];</text:span></text:p>
      <text:p text:style-name="P6"><text:span text:style-name="T2"><text:tab/><text:tab/>at[1] = </text:span><text:span text:style-name="T4">worldToViewMatrix</text:span><text:span text:style-name="T2">[9];</text:span></text:p>
      <text:p text:style-name="P6"><text:span text:style-name="T2"><text:tab/><text:tab/>at[2] = </text:span><text:span text:style-name="T4">worldToViewMatrix</text:span><text:span text:style-name="T2">[10];</text:span></text:p>
      <text:p text:style-name="P7"/>
      <text:p text:style-name="P6"><text:span text:style-name="T2"><text:tab/><text:tab/></text:span><text:span text:style-name="T1">return</text:span><text:span text:style-name="T2"> at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float</text:span><text:span text:style-name="T2">[] getUp() {</text:span></text:p>
      <text:p text:style-name="P6"><text:span text:style-name="T2"><text:tab/><text:tab/></text:span><text:span text:style-name="T1">float</text:span><text:span text:style-name="T2">[] up = </text:span><text:span text:style-name="T1">new</text:span><text:span text:style-name="T2"> </text:span><text:span text:style-name="T1">float</text:span><text:span text:style-name="T2">[3];</text:span></text:p>
      <text:p text:style-name="P7"/>
      <text:p text:style-name="P6"><text:span text:style-name="T2"><text:tab/><text:tab/>up[0] = </text:span><text:span text:style-name="T4">worldToViewMatrix</text:span><text:span text:style-name="T2">[4];</text:span></text:p>
      <text:p text:style-name="P6"><text:span text:style-name="T2"><text:tab/><text:tab/>up[1] = </text:span><text:span text:style-name="T4">worldToViewMatrix</text:span><text:span text:style-name="T2">[5];</text:span></text:p>
      <text:p text:style-name="P6"><text:span text:style-name="T2"><text:tab/><text:tab/>up[2] = </text:span><text:span text:style-name="T4">worldToViewMatrix</text:span><text:span text:style-name="T2">[6];</text:span></text:p>
      <text:p text:style-name="P7"/>
      <text:p text:style-name="P6"><text:span text:style-name="T2"><text:tab/><text:tab/></text:span><text:span text:style-name="T1">return</text:span><text:span text:style-name="T2"> up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float</text:span><text:span text:style-name="T2">[] getSide() {</text:span></text:p>
      <text:p text:style-name="P6"><text:span text:style-name="T2"><text:tab/><text:tab/></text:span><text:span text:style-name="T1">float</text:span><text:span text:style-name="T2">[] side = </text:span><text:span text:style-name="T1">new</text:span><text:span text:style-name="T2"> </text:span><text:span text:style-name="T1">float</text:span><text:span text:style-name="T2">[3];</text:span></text:p>
      <text:p text:style-name="P7"/>
      <text:p text:style-name="P6"><text:span text:style-name="T2"><text:tab/><text:tab/>side[0] = </text:span><text:span text:style-name="T4">worldToViewMatrix</text:span><text:span text:style-name="T2">[0];</text:span></text:p>
      <text:p text:style-name="P6"><text:span text:style-name="T2"><text:tab/><text:tab/>side[1] = </text:span><text:span text:style-name="T4">worldToViewMatrix</text:span><text:span text:style-name="T2">[1];</text:span></text:p>
      <text:p text:style-name="P6"><text:span text:style-name="T2"><text:tab/><text:tab/>side[2] = </text:span><text:span text:style-name="T4">worldToViewMatrix</text:span><text:span text:style-name="T2">[2];</text:span></text:p>
      <text:p text:style-name="P7"/>
      <text:p text:style-name="P6"><text:soft-page-break/><text:span text:style-name="T2"><text:tab/><text:tab/></text:span><text:span text:style-name="T1">return</text:span><text:span text:style-name="T2"> side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float</text:span><text:span text:style-name="T2">[] getWorldToViewMatrix() {</text:span></text:p>
      <text:p text:style-name="P6"><text:span text:style-name="T2"><text:tab/><text:tab/></text:span><text:span text:style-name="T1">return</text:span><text:span text:style-name="T2"> </text:span><text:span text:style-name="T4">worldToViewMatrix</text:span><text:span text:style-name="T2">;</text:span></text:p>
      <text:p text:style-name="P6"><text:span text:style-name="T2"><text:tab/>}</text:span></text:p>
      <text:p text:style-name="P7"/>
      <text:p text:style-name="P6"><text:span text:style-name="T2"><text:tab/></text:span><text:span text:style-name="T1">public</text:span><text:span text:style-name="T2"> </text:span><text:span text:style-name="T1">float</text:span><text:span text:style-name="T2">[] getViewToWorldMatrix() {</text:span></text:p>
      <text:p text:style-name="P6"><text:span text:style-name="T2"><text:tab/><text:tab/></text:span><text:span text:style-name="T1">return</text:span><text:span text:style-name="T2"> </text:span><text:span text:style-name="T4">viewToWorldMatrix</text:span><text:span text:style-name="T2">;</text:span></text:p>
      <text:p text:style-name="P6"><text:span text:style-name="T2"><text:tab/>}</text:span></text:p>
      <text:p text:style-name="P6"><text:span text:style-name="T2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 Posch</meta:initial-creator>
    <meta:creation-date>2014-07-06T17:24:37.084000000</meta:creation-date>
    <meta:generator>LibreOffice/4.2.4.2$Windows_x86 LibreOffice_project/63150712c6d317d27ce2db16eb94c2f3d7b699f8</meta:generator>
    <dc:date>2014-07-06T17:33:57.214000000</dc:date>
    <dc:creator>Maya Posch</dc:creator>
    <meta:editing-duration>PT6M17S</meta:editing-duration>
    <meta:editing-cycles>8</meta:editing-cycles>
    <meta:document-statistic meta:table-count="0" meta:image-count="0" meta:object-count="0" meta:page-count="15" meta:paragraph-count="648" meta:word-count="1805" meta:character-count="19406" meta:non-whitespace-character-count="16387"/>
  </office:meta>
</office:document-meta>
</file>